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andon Text" svg:font-family="'Brandon Text', apple-system, BlinkMacSystemFont, 'Segoe UI', Roboto, Oxygen-Sans, Ubuntu, Cantarell, 'Helvetica Neue', sans-serif"/>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pple-system, BlinkMacSystemFont, 'Segoe UI', Oxygen-Sans, Ubuntu, Cantarell, 'Helvetica Neue', sans-serif"/>
    <style:font-face style:name="Roboto1" svg:font-family="Roboto, sans-serif"/>
    <style:font-face style:name="Times new roman" svg:font-family="'Times new roman'" style:font-family-generic="roman"/>
    <style:font-face style:name="arial" svg:font-family="arial, helvetica, clean, sans-serif"/>
    <style:font-face style:name="inherit" svg:font-family="inherit"/>
    <style:font-face style:name="monospace" svg:font-family="monospace"/>
  </office:font-face-decls>
  <office:automatic-styles>
    <style:style style:name="P1" style:family="paragraph" style:parent-style-name="Heading_20_2">
      <style:text-properties fo:font-variant="normal" fo:text-transform="none" fo:color="#0e0a1b" loext:opacity="100%" style:font-name="Times new roman" fo:font-size="11pt" fo:letter-spacing="normal" fo:font-style="normal" fo:font-weight="bold" style:font-size-asian="11pt" style:font-size-complex="11pt"/>
    </style:style>
    <style:style style:name="P2"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Roboto1" fo:letter-spacing="normal" fo:font-style="normal" fo:font-weight="normal"/>
    </style:style>
    <style:style style:name="P3"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4"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e0a1b" loext:opacity="100%" style:font-name="Times new roman" fo:font-size="11pt" fo:letter-spacing="normal" fo:font-style="normal" fo:font-weight="bold" style:font-size-asian="11pt" style:font-size-complex="11pt"/>
    </style:style>
    <style:style style:name="P5" style:family="paragraph" style:parent-style-name="Heading_20_4">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e0a1b" loext:opacity="100%" style:font-name="Times new roman" fo:font-size="11pt" fo:letter-spacing="normal" fo:font-style="normal" fo:font-weight="bold" style:font-size-asian="11pt" style:font-size-complex="11pt"/>
    </style:style>
    <style:style style:name="P6" style:family="paragraph" style:parent-style-name="Preformatted_20_Text">
      <loext:graphic-properties draw:fill="solid" draw:fill-color="#f9f9f9" draw:opacity="100%"/>
      <style:paragraph-properties fo:margin-left="0cm" fo:margin-right="0cm" fo:margin-top="0cm" fo:margin-bottom="0cm" style:contextual-spacing="false" style:line-height-at-least="0.741cm" fo:orphans="2" fo:widows="2" fo:text-indent="0cm" style:auto-text-indent="false" fo:background-color="#f9f9f9" fo:padding-left="1.058cm" fo:padding-right="0cm" fo:padding-top="0.741cm" fo:padding-bottom="0.741cm" fo:border-left="0.06pt solid #f3f3f4" fo:border-right="none" fo:border-top="0.06pt solid #f3f3f4" fo:border-bottom="0.06pt solid #f3f3f4"/>
    </style:style>
    <style:style style:name="P7" style:family="paragraph" style:parent-style-name="Preformatted_20_Text">
      <loext:graphic-properties draw:fill="solid" draw:fill-color="#f9f9f9" draw:opacity="100%"/>
      <style:paragraph-properties fo:margin-top="0cm" fo:margin-bottom="0cm" style:contextual-spacing="false" style:line-height-at-least="0.741cm" fo:orphans="2" fo:widows="2" fo:background-color="#f9f9f9" fo:padding-left="1.058cm" fo:padding-right="0cm" fo:padding-top="0.741cm" fo:padding-bottom="0.741cm" fo:border-left="0.06pt solid #f3f3f4" fo:border-right="none" fo:border-top="0.06pt solid #f3f3f4" fo:border-bottom="0.06pt solid #f3f3f4"/>
    </style:style>
    <style:style style:name="P8" style:family="paragraph" style:parent-style-name="Preformatted_20_Text">
      <loext:graphic-properties draw:fill="solid" draw:fill-color="#f9f9f9" draw:opacity="100%"/>
      <style:paragraph-properties fo:margin-left="0cm" fo:margin-right="0cm" fo:margin-top="0cm" fo:margin-bottom="0cm" style:contextual-spacing="false" fo:line-height="150%" fo:text-align="start" style:justify-single-word="false" fo:orphans="2" fo:widows="2" fo:text-indent="0cm" style:auto-text-indent="false" fo:background-color="#f9f9f9" fo:padding-left="1.058cm" fo:padding-right="0cm" fo:padding-top="0.741cm" fo:padding-bottom="0.741cm" fo:border-left="0.06pt solid #f3f3f4" fo:border-right="none" fo:border-top="0.06pt solid #f3f3f4" fo:border-bottom="0.06pt solid #f3f3f4"/>
    </style:style>
    <style:style style:name="P9" style:family="paragraph" style:parent-style-name="Preformatted_20_Text">
      <loext:graphic-properties draw:fill="solid" draw:fill-color="#f9f9f9" draw:opacity="100%"/>
      <style:paragraph-properties fo:margin-top="0cm" fo:margin-bottom="0cm" style:contextual-spacing="false" fo:line-height="150%" fo:text-align="start" style:justify-single-word="false" fo:orphans="2" fo:widows="2" fo:background-color="#f9f9f9" fo:padding-left="1.058cm" fo:padding-right="0cm" fo:padding-top="0.741cm" fo:padding-bottom="0.741cm" fo:border-left="0.06pt solid #f3f3f4" fo:border-right="none" fo:border-top="0.06pt solid #f3f3f4" fo:border-bottom="0.06pt solid #f3f3f4"/>
    </style:style>
    <style:style style:name="P10" style:family="paragraph" style:parent-style-name="Preformatted_20_Text">
      <loext:graphic-properties draw:fill="solid" draw:fill-color="#e8e8e8" draw:opacity="100%"/>
      <style:paragraph-properties fo:margin-left="0cm" fo:margin-right="0cm" fo:margin-top="0cm" fo:margin-bottom="0cm" style:contextual-spacing="false" style:line-height-at-least="0.397cm" fo:orphans="2" fo:widows="2" fo:text-indent="0cm" style:auto-text-indent="false" fo:background-color="#e8e8e8" fo:padding="0.049cm" fo:border="0.06pt solid #e0e0e0"/>
    </style:style>
    <style:style style:name="P11" style:family="paragraph" style:parent-style-name="Preformatted_20_Text">
      <loext:graphic-properties draw:fill="solid" draw:fill-color="#e8e8e8" draw:opacity="100%"/>
      <style:paragraph-properties fo:margin-top="0cm" fo:margin-bottom="0cm" style:contextual-spacing="false" style:line-height-at-least="0.397cm" fo:orphans="2" fo:widows="2" fo:background-color="#e8e8e8" fo:padding="0.049cm" fo:border="0.06pt solid #e0e0e0"/>
    </style:style>
    <style:style style:name="P12" style:family="paragraph" style:parent-style-name="Preformatted_20_Text">
      <loext:graphic-properties draw:fill="solid" draw:fill-color="#e8e8e8" draw:opacity="100%"/>
      <style:paragraph-properties fo:margin-left="0cm" fo:margin-right="0cm" fo:margin-top="0cm" fo:margin-bottom="0cm" style:contextual-spacing="false" style:line-height-at-least="0.397cm" fo:orphans="2" fo:widows="2" fo:text-indent="0cm" style:auto-text-indent="false" fo:background-color="#e8e8e8" fo:padding="0.049cm" fo:border="0.06pt solid #e0e0e0"/>
      <style:text-properties officeooo:paragraph-rsid="000d8716"/>
    </style:style>
    <style:style style:name="P13" style:family="paragraph" style:parent-style-name="Preformatted_20_Text">
      <loext:graphic-properties draw:fill="solid" draw:fill-color="#e8e8e8" draw:opacity="100%"/>
      <style:paragraph-properties fo:margin-top="0cm" fo:margin-bottom="0cm" style:contextual-spacing="false" style:line-height-at-least="0.397cm" fo:orphans="2" fo:widows="2" fo:background-color="#e8e8e8" fo:padding="0.049cm" fo:border="0.06pt solid #e0e0e0"/>
      <style:text-properties officeooo:paragraph-rsid="000d8716"/>
    </style:style>
    <style:style style:name="P14" style:family="paragraph" style:parent-style-name="Standard">
      <style:text-properties style:font-name="Times new roman" fo:font-size="11pt" style:font-size-asian="11pt" style:font-size-complex="11pt"/>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e7076" loext:opacity="100%" style:font-name="Times new roman" fo:font-size="11pt" fo:letter-spacing="normal" fo:font-style="normal" fo:font-weight="normal" style:font-size-asian="11pt" style:font-size-complex="11pt"/>
    </style:style>
    <style:style style:name="P1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6e7076" loext:opacity="100%" style:font-name="Times new roman" fo:font-size="11pt" fo:letter-spacing="normal" fo:font-style="normal" fo:font-weight="normal" style:font-size-asian="11pt" style:font-size-complex="11pt"/>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Roboto1" fo:letter-spacing="normal" fo:font-style="normal" fo:font-weight="normal"/>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Roboto1" fo:letter-spacing="normal" fo:font-style="normal" fo:font-weight="normal" officeooo:paragraph-rsid="000d8716"/>
    </style:style>
    <style:style style:name="P1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Roboto1" fo:font-size="7.5pt" fo:letter-spacing="normal" fo:font-style="normal" fo:font-weight="normal"/>
    </style:style>
    <style:style style:name="P20" style:family="paragraph" style:parent-style-name="Text_20_body" style:list-style-name="L1">
      <style:paragraph-properties fo:margin-left="0cm" fo:margin-right="0cm" fo:margin-top="0cm" fo:margin-bottom="0cm" style:contextual-spacing="false" fo:line-height="160%" fo:text-indent="0cm" style:auto-text-indent="false" fo:padding="0cm" fo:border="none"/>
    </style:style>
    <style:style style:name="P21" style:family="paragraph" style:parent-style-name="Text_20_body" style:list-style-name="L1">
      <style:paragraph-properties fo:margin-left="0cm" fo:margin-right="0cm" fo:margin-top="0cm" fo:margin-bottom="0cm" style:contextual-spacing="false" fo:line-height="160%" fo:text-indent="0cm" style:auto-text-indent="false" fo:padding="0cm" fo:border="none"/>
      <style:text-properties officeooo:paragraph-rsid="000d8716"/>
    </style:style>
    <style:style style:name="P22"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text-properties officeooo:paragraph-rsid="000d8716"/>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color="#5333ed" loext:opacity="100%" style:text-line-through-style="none" style:text-line-through-type="none" style:font-name="inherit" style:text-underline-style="none" style:text-blinking="false" loext:padding="0cm" loext:border="none"/>
    </style:style>
    <style:style style:name="T2" style:family="text">
      <style:text-properties fo:color="#5333ed" loext:opacity="100%" style:text-line-through-style="none" style:text-line-through-type="none" style:font-name="inherit" fo:font-size="11pt" style:text-underline-style="none" style:text-blinking="false" style:font-size-asian="11pt" style:font-size-complex="11pt" loext:padding="0cm" loext:border="none"/>
    </style:style>
    <style:style style:name="T3" style:family="text">
      <style:text-properties fo:color="#5333ed" loext:opacity="100%" style:text-line-through-style="none" style:text-line-through-type="none" fo:font-size="11pt" style:text-underline-style="none" style:text-blinking="false" style:font-size-asian="11pt" style:font-size-complex="11pt" loext:padding="0cm" loext:border="none"/>
    </style:style>
    <style:style style:name="T4" style:family="text">
      <style:text-properties fo:color="#5333ed" loext:opacity="100%" style:text-line-through-style="none" style:text-line-through-type="none" style:font-name="Times new roman" fo:font-size="11pt" style:text-underline-style="none" style:text-blinking="false" style:font-size-asian="11pt" style:font-size-complex="11pt" loext:padding="0cm" loext:border="none"/>
    </style:style>
    <style:style style:name="T5" style:family="text">
      <style:text-properties fo:font-variant="normal" fo:text-transform="none" fo:color="#6e7076" loext:opacity="100%" style:font-name="monospace" fo:font-size="10.5pt" fo:letter-spacing="normal" fo:font-style="normal" fo:font-weight="normal" fo:background-color="#f9f9f9" loext:char-shading-value="0" loext:padding="0cm" loext:border="none"/>
    </style:style>
    <style:style style:name="T6" style:family="text">
      <style:text-properties fo:font-variant="normal" fo:text-transform="none" fo:color="#6e7076" loext:opacity="100%" style:font-name="monospace" fo:font-size="10.5pt" fo:letter-spacing="normal" fo:font-style="normal" fo:font-weight="normal" fo:background-color="#f9f9f9" loext:char-shading-value="0" loext:padding-left="0.212cm" loext:padding-right="0cm" loext:padding-top="0.106cm" loext:padding-bottom="0.106cm" loext:border-left="0.06pt solid #f3f3f4" loext:border-right="none" loext:border-top="0.06pt solid #f3f3f4" loext:border-bottom="0.06pt solid #f3f3f4"/>
    </style:style>
    <style:style style:name="T7" style:family="text">
      <style:text-properties fo:font-variant="normal" fo:text-transform="none" fo:color="#6e7076" loext:opacity="100%" style:font-name="monospace" fo:letter-spacing="normal" fo:font-style="normal" fo:font-weight="normal" fo:background-color="#f9f9f9" loext:char-shading-value="0" loext:padding="0cm" loext:border="none"/>
    </style:style>
    <style:style style:name="T8" style:family="text">
      <style:text-properties fo:font-variant="normal" fo:text-transform="none" fo:color="#6e7076" loext:opacity="100%" style:font-name="monospace" fo:letter-spacing="normal" fo:font-style="normal" fo:font-weight="normal" fo:background-color="#f9f9f9" loext:char-shading-value="0" loext:padding-left="0.212cm" loext:padding-right="0cm" loext:padding-top="0.106cm" loext:padding-bottom="0.106cm" loext:border-left="0.06pt solid #f3f3f4" loext:border-right="none" loext:border-top="0.06pt solid #f3f3f4" loext:border-bottom="0.06pt solid #f3f3f4"/>
    </style:style>
    <style:style style:name="T9" style:family="text">
      <style:text-properties fo:font-variant="normal" fo:text-transform="none" fo:color="#6e7076" loext:opacity="100%" style:font-name="monospace" fo:font-size="11pt" fo:letter-spacing="normal" fo:font-style="normal" fo:font-weight="normal" fo:background-color="#f9f9f9" loext:char-shading-value="0" style:font-size-asian="11pt" style:font-size-complex="11pt" loext:padding="0cm" loext:border="none"/>
    </style:style>
    <style:style style:name="T10" style:family="text">
      <style:text-properties fo:font-variant="normal" fo:text-transform="none" fo:color="#6e7076" loext:opacity="100%" style:font-name="monospace" fo:font-size="11pt" fo:letter-spacing="normal" fo:font-style="normal" fo:font-weight="normal" fo:background-color="#f9f9f9" loext:char-shading-value="0" style:font-size-asian="11pt" style:font-size-complex="11pt" loext:padding-left="0.212cm" loext:padding-right="0cm" loext:padding-top="0.106cm" loext:padding-bottom="0.106cm" loext:border-left="0.06pt solid #f3f3f4" loext:border-right="none" loext:border-top="0.06pt solid #f3f3f4" loext:border-bottom="0.06pt solid #f3f3f4"/>
    </style:style>
    <style:style style:name="T11" style:family="text">
      <style:text-properties fo:font-variant="normal" fo:text-transform="none" fo:color="#6e7076" loext:opacity="100%" style:font-name="Roboto" fo:font-size="13.5pt" fo:letter-spacing="normal" fo:font-style="normal" fo:font-weight="normal"/>
    </style:style>
    <style:style style:name="T12" style:family="text">
      <style:text-properties fo:font-variant="normal" fo:text-transform="none" fo:color="#6e7076" loext:opacity="100%" style:font-name="Roboto" fo:letter-spacing="normal" fo:font-style="normal" fo:font-weight="normal"/>
    </style:style>
    <style:style style:name="T13" style:family="text">
      <style:text-properties fo:font-variant="normal" fo:text-transform="none" fo:color="#6e7076" loext:opacity="100%" style:font-name="Roboto" fo:font-size="11pt" fo:letter-spacing="normal" fo:font-style="normal" fo:font-weight="normal" style:font-size-asian="11pt" style:font-size-complex="11pt"/>
    </style:style>
    <style:style style:name="T14" style:family="text">
      <style:text-properties fo:font-variant="normal" fo:text-transform="none" fo:color="#6e7076" loext:opacity="100%" style:font-name="inherit" fo:font-size="13.5pt" fo:letter-spacing="normal" fo:font-style="normal" fo:font-weight="bold" loext:padding="0cm" loext:border="none"/>
    </style:style>
    <style:style style:name="T15" style:family="text">
      <style:text-properties fo:font-variant="normal" fo:text-transform="none" fo:color="#6e7076" loext:opacity="100%" style:font-name="inherit" fo:letter-spacing="normal" fo:font-style="normal" fo:font-weight="bold" loext:padding="0cm" loext:border="none"/>
    </style:style>
    <style:style style:name="T16" style:family="text">
      <style:text-properties fo:font-variant="normal" fo:text-transform="none" fo:color="#6e7076" loext:opacity="100%" style:font-name="inherit" fo:font-size="11pt" fo:letter-spacing="normal" fo:font-style="normal" fo:font-weight="bold" style:font-size-asian="11pt" style:font-size-complex="11pt" loext:padding="0cm" loext:border="none"/>
    </style:style>
    <style:style style:name="T17" style:family="text">
      <style:text-properties fo:font-variant="normal" fo:text-transform="none" fo:color="#6e7076" loext:opacity="100%" fo:letter-spacing="normal"/>
    </style:style>
    <style:style style:name="T18" style:family="text">
      <style:text-properties fo:font-variant="normal" fo:text-transform="none" fo:color="#6e7076" loext:opacity="100%" fo:font-size="11pt" fo:letter-spacing="normal" style:font-size-asian="11pt" style:font-size-complex="11pt"/>
    </style:style>
    <style:style style:name="T19" style:family="text">
      <style:text-properties fo:font-variant="normal" fo:text-transform="none" fo:color="#6e7076" loext:opacity="100%" fo:font-size="11pt" fo:letter-spacing="normal" fo:font-style="normal" fo:font-weight="normal" fo:background-color="#f9f9f9" loext:char-shading-value="0" style:font-size-asian="11pt" style:font-size-complex="11pt" loext:padding="0cm" loext:border="none"/>
    </style:style>
    <style:style style:name="T20" style:family="text">
      <style:text-properties fo:font-variant="normal" fo:text-transform="none" fo:color="#6e7076" loext:opacity="100%" fo:font-size="11pt" fo:letter-spacing="normal" fo:font-style="normal" fo:font-weight="normal" fo:background-color="#f9f9f9" loext:char-shading-value="0" style:font-size-asian="11pt" style:font-size-complex="11pt" loext:padding-left="0.212cm" loext:padding-right="0cm" loext:padding-top="0.106cm" loext:padding-bottom="0.106cm" loext:border-left="0.06pt solid #f3f3f4" loext:border-right="none" loext:border-top="0.06pt solid #f3f3f4" loext:border-bottom="0.06pt solid #f3f3f4"/>
    </style:style>
    <style:style style:name="T21" style:family="text">
      <style:text-properties fo:font-variant="normal" fo:text-transform="none" fo:color="#6e7076" loext:opacity="100%" fo:font-size="11pt" fo:letter-spacing="normal" fo:font-style="normal" fo:font-weight="normal" style:font-size-asian="11pt" style:font-size-complex="11pt"/>
    </style:style>
    <style:style style:name="T22" style:family="text">
      <style:text-properties fo:font-variant="normal" fo:text-transform="none" fo:color="#6e7076" loext:opacity="100%" fo:font-size="11pt" fo:letter-spacing="normal" fo:font-style="normal" fo:font-weight="bold" style:font-size-asian="11pt" style:font-size-complex="11pt" loext:padding="0cm" loext:border="none"/>
    </style:style>
    <style:style style:name="T23" style:family="text">
      <style:text-properties fo:font-variant="normal" fo:text-transform="none" fo:color="#6e7076" loext:opacity="100%" style:font-name="Times new roman" fo:font-size="11pt" fo:letter-spacing="normal" fo:font-style="normal" fo:font-weight="normal" fo:background-color="#f9f9f9" loext:char-shading-value="0" style:font-size-asian="11pt" style:font-size-complex="11pt" loext:padding="0cm" loext:border="none"/>
    </style:style>
    <style:style style:name="T24" style:family="text">
      <style:text-properties fo:font-variant="normal" fo:text-transform="none" fo:color="#6e7076" loext:opacity="100%" style:font-name="Times new roman" fo:font-size="11pt" fo:letter-spacing="normal" fo:font-style="normal" fo:font-weight="normal" fo:background-color="#f9f9f9" loext:char-shading-value="0" style:font-size-asian="11pt" style:font-size-complex="11pt" loext:padding-left="0.212cm" loext:padding-right="0cm" loext:padding-top="0.106cm" loext:padding-bottom="0.106cm" loext:border-left="0.06pt solid #f3f3f4" loext:border-right="none" loext:border-top="0.06pt solid #f3f3f4" loext:border-bottom="0.06pt solid #f3f3f4"/>
    </style:style>
    <style:style style:name="T25" style:family="text">
      <style:text-properties fo:font-variant="normal" fo:text-transform="none" fo:color="#6e7076" loext:opacity="100%" style:font-name="Times new roman" fo:font-size="11pt" fo:letter-spacing="normal" fo:font-style="normal" fo:font-weight="normal" style:font-size-asian="11pt" style:font-size-complex="11pt"/>
    </style:style>
    <style:style style:name="T26" style:family="text">
      <style:text-properties fo:font-variant="normal" fo:text-transform="none" fo:color="#6e7076" loext:opacity="100%" style:font-name="Times new roman" fo:font-size="11pt" fo:letter-spacing="normal" fo:font-style="normal" fo:font-weight="bold" style:font-size-asian="11pt" style:font-size-complex="11pt" loext:padding="0cm" loext:border="none"/>
    </style:style>
    <style:style style:name="T27" style:family="text">
      <style:text-properties fo:font-variant="normal" fo:text-transform="none" fo:color="#6e7076" loext:opacity="100%" style:font-name="Times new roman" fo:font-size="11pt" fo:letter-spacing="normal" style:font-size-asian="11pt" style:font-size-complex="11pt"/>
    </style:style>
    <style:style style:name="T28" style:family="text">
      <style:text-properties fo:font-variant="normal" fo:text-transform="none" fo:color="#0077aa" loext:opacity="100%" style:font-name="Consolas" fo:font-size="10.5pt" fo:letter-spacing="normal" fo:font-style="normal" fo:font-weight="normal" loext:padding="0cm" loext:border="none"/>
    </style:style>
    <style:style style:name="T29" style:family="text">
      <style:text-properties fo:font-variant="normal" fo:text-transform="none" fo:color="#0077aa" loext:opacity="100%" style:font-name="Consolas" fo:letter-spacing="normal" fo:font-style="normal" fo:font-weight="normal" loext:padding="0cm" loext:border="none"/>
    </style:style>
    <style:style style:name="T30" style:family="text">
      <style:text-properties fo:font-variant="normal" fo:text-transform="none" fo:color="#0077aa" loext:opacity="100%" style:font-name="Consolas" fo:font-size="11pt" fo:letter-spacing="normal" fo:font-style="normal" fo:font-weight="normal" style:font-size-asian="11pt" style:font-size-complex="11pt" loext:padding="0cm" loext:border="none"/>
    </style:style>
    <style:style style:name="T31" style:family="text">
      <style:text-properties fo:font-variant="normal" fo:text-transform="none" fo:color="#0077aa" loext:opacity="100%" fo:font-size="11pt" fo:letter-spacing="normal" fo:font-style="normal" fo:font-weight="normal" style:font-size-asian="11pt" style:font-size-complex="11pt" loext:padding="0cm" loext:border="none"/>
    </style:style>
    <style:style style:name="T32" style:family="text">
      <style:text-properties fo:font-variant="normal" fo:text-transform="none" fo:color="#0077aa" loext:opacity="100%" style:font-name="Times new roman" fo:font-size="11pt" fo:letter-spacing="normal" fo:font-style="normal" fo:font-weight="normal" style:font-size-asian="11pt" style:font-size-complex="11pt" loext:padding="0cm" loext:border="none"/>
    </style:style>
    <style:style style:name="T33" style:family="text">
      <style:text-properties fo:font-variant="normal" fo:text-transform="none" fo:color="#000000" loext:opacity="100%" style:font-name="Consolas" fo:font-size="10.5pt" fo:letter-spacing="normal" fo:font-style="normal" fo:font-weight="normal" loext:padding="0cm" loext:border="none"/>
    </style:style>
    <style:style style:name="T34" style:family="text">
      <style:text-properties fo:font-variant="normal" fo:text-transform="none" fo:color="#000000" loext:opacity="100%" style:font-name="Consolas" fo:letter-spacing="normal" fo:font-style="normal" fo:font-weight="normal" loext:padding="0cm" loext:border="none"/>
    </style:style>
    <style:style style:name="T35" style:family="text">
      <style:text-properties fo:font-variant="normal" fo:text-transform="none" fo:color="#000000" loext:opacity="100%" style:font-name="Consolas" fo:font-size="11pt" fo:letter-spacing="normal" fo:font-style="normal" fo:font-weight="normal" style:font-size-asian="11pt" style:font-size-complex="11pt" loext:padding="0cm" loext:border="none"/>
    </style:style>
    <style:style style:name="T36" style:family="text">
      <style:text-properties fo:font-variant="normal" fo:text-transform="none" fo:color="#000000" loext:opacity="100%" fo:letter-spacing="normal" loext:padding="0cm" loext:border="none"/>
    </style:style>
    <style:style style:name="T37" style:family="text">
      <style:text-properties fo:font-variant="normal" fo:text-transform="none" fo:color="#000000" loext:opacity="100%" fo:font-size="11pt" fo:letter-spacing="normal" style:font-size-asian="11pt" style:font-size-complex="11pt" loext:padding="0cm" loext:border="none"/>
    </style:style>
    <style:style style:name="T38" style:family="text">
      <style:text-properties fo:font-variant="normal" fo:text-transform="none" fo:color="#000000" loext:opacity="100%" fo:font-size="11pt" fo:letter-spacing="normal" fo:font-style="normal" fo:font-weight="normal" style:font-size-asian="11pt" style:font-size-complex="11pt" loext:padding="0cm" loext:border="none"/>
    </style:style>
    <style:style style:name="T39" style:family="text">
      <style:text-properties fo:font-variant="normal" fo:text-transform="none" fo:color="#000000" loext:opacity="100%" style:font-name="Times new roman" fo:font-size="11pt" fo:letter-spacing="normal" fo:font-style="normal" fo:font-weight="normal" style:font-size-asian="11pt" style:font-size-complex="11pt" loext:padding="0cm" loext:border="none"/>
    </style:style>
    <style:style style:name="T40" style:family="text">
      <style:text-properties fo:font-variant="normal" fo:text-transform="none" fo:color="#000000" loext:opacity="100%" style:font-name="Times new roman" fo:font-size="11pt" fo:letter-spacing="normal" style:font-size-asian="11pt" style:font-size-complex="11pt" loext:padding="0cm" loext:border="none"/>
    </style:style>
    <style:style style:name="T41" style:family="text">
      <style:text-properties fo:font-variant="normal" fo:text-transform="none" fo:color="#999999" loext:opacity="100%" style:font-name="Consolas" fo:font-size="10.5pt" fo:letter-spacing="normal" fo:font-style="normal" fo:font-weight="normal" loext:padding="0cm" loext:border="none"/>
    </style:style>
    <style:style style:name="T42" style:family="text">
      <style:text-properties fo:font-variant="normal" fo:text-transform="none" fo:color="#999999" loext:opacity="100%" style:font-name="Consolas" fo:letter-spacing="normal" fo:font-style="normal" fo:font-weight="normal" loext:padding="0cm" loext:border="none"/>
    </style:style>
    <style:style style:name="T43" style:family="text">
      <style:text-properties fo:font-variant="normal" fo:text-transform="none" fo:color="#999999" loext:opacity="100%" style:font-name="Consolas" fo:font-size="11pt" fo:letter-spacing="normal" fo:font-style="normal" fo:font-weight="normal" style:font-size-asian="11pt" style:font-size-complex="11pt" loext:padding="0cm" loext:border="none"/>
    </style:style>
    <style:style style:name="T44" style:family="text">
      <style:text-properties fo:font-variant="normal" fo:text-transform="none" fo:color="#999999" loext:opacity="100%" fo:font-size="11pt" fo:letter-spacing="normal" fo:font-style="normal" fo:font-weight="normal" style:font-size-asian="11pt" style:font-size-complex="11pt" loext:padding="0cm" loext:border="none"/>
    </style:style>
    <style:style style:name="T45" style:family="text">
      <style:text-properties fo:font-variant="normal" fo:text-transform="none" fo:color="#999999" loext:opacity="100%" style:font-name="Times new roman" fo:font-size="11pt" fo:letter-spacing="normal" fo:font-style="normal" fo:font-weight="normal" style:font-size-asian="11pt" style:font-size-complex="11pt" loext:padding="0cm" loext:border="none"/>
    </style:style>
    <style:style style:name="T46" style:family="text">
      <style:text-properties fo:font-variant="normal" fo:text-transform="none" fo:color="#669900" loext:opacity="100%" style:font-name="Consolas" fo:font-size="10.5pt" fo:letter-spacing="normal" fo:font-style="normal" fo:font-weight="normal" loext:padding="0cm" loext:border="none"/>
    </style:style>
    <style:style style:name="T47" style:family="text">
      <style:text-properties fo:font-variant="normal" fo:text-transform="none" fo:color="#669900" loext:opacity="100%" style:font-name="Consolas" fo:letter-spacing="normal" fo:font-style="normal" fo:font-weight="normal" loext:padding="0cm" loext:border="none"/>
    </style:style>
    <style:style style:name="T48" style:family="text">
      <style:text-properties fo:font-variant="normal" fo:text-transform="none" fo:color="#669900" loext:opacity="100%" style:font-name="Consolas" fo:font-size="11pt" fo:letter-spacing="normal" fo:font-style="normal" fo:font-weight="normal" style:font-size-asian="11pt" style:font-size-complex="11pt" loext:padding="0cm" loext:border="none"/>
    </style:style>
    <style:style style:name="T49" style:family="text">
      <style:text-properties fo:font-variant="normal" fo:text-transform="none" fo:color="#669900" loext:opacity="100%" fo:letter-spacing="normal" loext:padding="0cm" loext:border="none"/>
    </style:style>
    <style:style style:name="T50" style:family="text">
      <style:text-properties fo:font-variant="normal" fo:text-transform="none" fo:color="#669900" loext:opacity="100%" fo:font-size="11pt" fo:letter-spacing="normal" style:font-size-asian="11pt" style:font-size-complex="11pt" loext:padding="0cm" loext:border="none"/>
    </style:style>
    <style:style style:name="T51" style:family="text">
      <style:text-properties fo:font-variant="normal" fo:text-transform="none" fo:color="#669900" loext:opacity="100%" fo:font-size="11pt" fo:letter-spacing="normal" fo:font-style="normal" fo:font-weight="normal" style:font-size-asian="11pt" style:font-size-complex="11pt" loext:padding="0cm" loext:border="none"/>
    </style:style>
    <style:style style:name="T52" style:family="text">
      <style:text-properties fo:font-variant="normal" fo:text-transform="none" fo:color="#669900" loext:opacity="100%" style:font-name="Times new roman" fo:font-size="11pt" fo:letter-spacing="normal" fo:font-style="normal" fo:font-weight="normal" style:font-size-asian="11pt" style:font-size-complex="11pt" loext:padding="0cm" loext:border="none"/>
    </style:style>
    <style:style style:name="T53" style:family="text">
      <style:text-properties fo:font-variant="normal" fo:text-transform="none" fo:color="#669900" loext:opacity="100%" style:font-name="Times new roman" fo:font-size="11pt" fo:letter-spacing="normal" style:font-size-asian="11pt" style:font-size-complex="11pt" loext:padding="0cm" loext:border="none"/>
    </style:style>
    <style:style style:name="T54" style:family="text">
      <style:text-properties fo:font-variant="normal" fo:text-transform="none" fo:color="#dd4a68" loext:opacity="100%" style:font-name="Consolas" fo:font-size="10.5pt" fo:letter-spacing="normal" fo:font-style="normal" fo:font-weight="normal" loext:padding="0cm" loext:border="none"/>
    </style:style>
    <style:style style:name="T55" style:family="text">
      <style:text-properties fo:font-variant="normal" fo:text-transform="none" fo:color="#dd4a68" loext:opacity="100%" style:font-name="Consolas" fo:letter-spacing="normal" fo:font-style="normal" fo:font-weight="normal" loext:padding="0cm" loext:border="none"/>
    </style:style>
    <style:style style:name="T56" style:family="text">
      <style:text-properties fo:font-variant="normal" fo:text-transform="none" fo:color="#dd4a68" loext:opacity="100%" style:font-name="Consolas" fo:font-size="11pt" fo:letter-spacing="normal" fo:font-style="normal" fo:font-weight="normal" style:font-size-asian="11pt" style:font-size-complex="11pt" loext:padding="0cm" loext:border="none"/>
    </style:style>
    <style:style style:name="T57" style:family="text">
      <style:text-properties fo:font-variant="normal" fo:text-transform="none" fo:color="#dd4a68" loext:opacity="100%" fo:font-size="11pt" fo:letter-spacing="normal" fo:font-style="normal" fo:font-weight="normal" style:font-size-asian="11pt" style:font-size-complex="11pt" loext:padding="0cm" loext:border="none"/>
    </style:style>
    <style:style style:name="T58" style:family="text">
      <style:text-properties fo:font-variant="normal" fo:text-transform="none" fo:color="#dd4a68" loext:opacity="100%" style:font-name="Times new roman" fo:font-size="11pt" fo:letter-spacing="normal" fo:font-style="normal" fo:font-weight="normal" style:font-size-asian="11pt" style:font-size-complex="11pt" loext:padding="0cm" loext:border="none"/>
    </style:style>
    <style:style style:name="T59" style:family="text">
      <style:text-properties fo:font-variant="normal" fo:text-transform="none" fo:color="#9a6e3a" loext:opacity="100%" style:font-name="Consolas" fo:font-size="10.5pt" fo:letter-spacing="normal" fo:font-style="normal" fo:font-weight="normal" loext:padding="0cm" loext:border="none"/>
    </style:style>
    <style:style style:name="T60" style:family="text">
      <style:text-properties fo:font-variant="normal" fo:text-transform="none" fo:color="#9a6e3a" loext:opacity="100%" style:font-name="Consolas" fo:letter-spacing="normal" fo:font-style="normal" fo:font-weight="normal" loext:padding="0cm" loext:border="none"/>
    </style:style>
    <style:style style:name="T61" style:family="text">
      <style:text-properties fo:font-variant="normal" fo:text-transform="none" fo:color="#9a6e3a" loext:opacity="100%" style:font-name="Consolas" fo:font-size="11pt" fo:letter-spacing="normal" fo:font-style="normal" fo:font-weight="normal" style:font-size-asian="11pt" style:font-size-complex="11pt" loext:padding="0cm" loext:border="none"/>
    </style:style>
    <style:style style:name="T62" style:family="text">
      <style:text-properties fo:font-variant="normal" fo:text-transform="none" fo:color="#9a6e3a" loext:opacity="100%" fo:font-size="11pt" fo:letter-spacing="normal" fo:font-style="normal" fo:font-weight="normal" style:font-size-asian="11pt" style:font-size-complex="11pt" loext:padding="0cm" loext:border="none"/>
    </style:style>
    <style:style style:name="T63" style:family="text">
      <style:text-properties fo:font-variant="normal" fo:text-transform="none" fo:color="#9a6e3a" loext:opacity="100%" style:font-name="Times new roman" fo:font-size="11pt" fo:letter-spacing="normal" fo:font-style="normal" fo:font-weight="normal" style:font-size-asian="11pt" style:font-size-complex="11pt" loext:padding="0cm" loext:border="none"/>
    </style:style>
    <style:style style:name="T64" style:family="text">
      <style:text-properties fo:font-variant="normal" fo:text-transform="none" fo:color="#5333ed" loext:opacity="100%" style:text-line-through-style="none" style:text-line-through-type="none" style:font-name="Roboto" fo:font-size="13.5pt" fo:letter-spacing="normal" fo:font-style="normal" style:text-underline-style="none" fo:font-weight="normal" style:text-blinking="false" loext:padding="0cm" loext:border="none"/>
    </style:style>
    <style:style style:name="T65" style:family="text">
      <style:text-properties fo:font-variant="normal" fo:text-transform="none" fo:color="#5333ed" loext:opacity="100%" style:text-line-through-style="none" style:text-line-through-type="none" style:font-name="Roboto" fo:letter-spacing="normal" fo:font-style="normal" style:text-underline-style="none" fo:font-weight="normal" style:text-blinking="false" loext:padding="0cm" loext:border="none"/>
    </style:style>
    <style:style style:name="T66" style:family="text">
      <style:text-properties fo:font-variant="normal" fo:text-transform="none" fo:color="#5333ed" loext:opacity="100%" style:text-line-through-style="none" style:text-line-through-type="none" style:font-name="Roboto" fo:font-size="11pt" fo:letter-spacing="normal" fo:font-style="normal" style:text-underline-style="none" fo:font-weight="normal" style:text-blinking="false" style:font-size-asian="11pt" style:font-size-complex="11pt" loext:padding="0cm" loext:border="none"/>
    </style:style>
    <style:style style:name="T67" style:family="text">
      <style:text-properties fo:font-variant="normal" fo:text-transform="none" fo:color="#5333ed" loext:opacity="100%" style:text-line-through-style="none" style:text-line-through-type="none" fo:font-size="11pt" fo:letter-spacing="normal" fo:font-style="normal" style:text-underline-style="none" fo:font-weight="normal" style:text-blinking="false" style:font-size-asian="11pt" style:font-size-complex="11pt" loext:padding="0cm" loext:border="none"/>
    </style:style>
    <style:style style:name="T68" style:family="text">
      <style:text-properties fo:font-variant="normal" fo:text-transform="none" fo:color="#5333ed" loext:opacity="100%" style:text-line-through-style="none" style:text-line-through-type="none" style:font-name="Times new roman" fo:font-size="11pt" fo:letter-spacing="normal" fo:font-style="normal" style:text-underline-style="none" fo:font-weight="normal" style:text-blinking="false" style:font-size-asian="11pt" style:font-size-complex="11pt" loext:padding="0cm" loext:border="none"/>
    </style:style>
    <style:style style:name="T69" style:family="text">
      <style:text-properties fo:font-variant="normal" fo:text-transform="none" fo:color="#444444" loext:opacity="100%" style:font-name="monospace" fo:font-size="11.25pt" fo:letter-spacing="normal" fo:font-style="normal" fo:font-weight="bold" fo:background-color="#e8e8e8" loext:char-shading-value="0"/>
    </style:style>
    <style:style style:name="T70" style:family="text">
      <style:text-properties fo:font-variant="normal" fo:text-transform="none" fo:color="#444444" loext:opacity="100%" style:font-name="monospace" fo:font-size="11.25pt" fo:letter-spacing="normal" fo:font-style="normal" fo:font-weight="normal" fo:background-color="#e8e8e8" loext:char-shading-value="0"/>
    </style:style>
    <style:style style:name="T71" style:family="text">
      <style:text-properties fo:font-variant="normal" fo:text-transform="none" fo:color="#444444" loext:opacity="100%" fo:letter-spacing="normal" fo:background-color="#e8e8e8" loext:char-shading-value="0"/>
    </style:style>
    <style:style style:name="T72" style:family="text">
      <style:text-properties fo:font-variant="normal" fo:text-transform="none" fo:color="#880000" loext:opacity="100%" style:font-name="monospace" fo:font-size="11.25pt" fo:letter-spacing="normal" fo:font-style="normal" fo:font-weight="normal" fo:background-color="#e8e8e8" loext:char-shading-value="0"/>
    </style:style>
    <style:style style:name="T73" style:family="text">
      <style:text-properties fo:font-variant="normal" fo:text-transform="none" fo:color="#880000" loext:opacity="100%" style:font-name="monospace" fo:font-size="11.25pt" fo:letter-spacing="normal" fo:font-style="normal" fo:font-weight="bold" fo:background-color="#e8e8e8" loext:char-shading-value="0"/>
    </style:style>
    <style:style style:name="T74" style:family="text">
      <style:text-properties fo:font-variant="normal" fo:text-transform="none" fo:color="#333333" loext:opacity="100%" style:font-name="Roboto1" fo:letter-spacing="normal" fo:font-style="normal" fo:font-weight="normal"/>
    </style:style>
    <style:style style:name="T75" style:family="text">
      <style:text-properties fo:font-variant="normal" fo:text-transform="none" fo:color="#333333" loext:opacity="100%" style:font-name="Roboto1" fo:letter-spacing="normal" fo:font-style="normal" fo:font-weight="normal" officeooo:rsid="000d8716"/>
    </style:style>
    <style:style style:name="T76" style:family="text">
      <style:text-properties fo:font-variant="normal" fo:text-transform="none" fo:color="#333333" loext:opacity="100%" style:text-line-through-style="none" style:text-line-through-type="none" style:font-name="Roboto1" fo:letter-spacing="normal" fo:font-style="normal" style:text-underline-style="none" fo:font-weight="normal" style:text-blinking="false" loext:padding-left="0cm" loext:padding-right="0cm" loext:padding-top="0cm" loext:padding-bottom="0.049cm" loext:border-left="none" loext:border-right="none" loext:border-top="none" loext:border-bottom="1.5pt solid #bf0d0b"/>
    </style:style>
    <style:style style:name="T77" style:family="text">
      <style:text-properties fo:font-variant="normal" fo:text-transform="none" fo:color="#bc6060" loext:opacity="100%" style:font-name="monospace" fo:font-size="11.25pt" fo:letter-spacing="normal" fo:font-style="normal" fo:font-weight="normal" fo:background-color="#e8e8e8" loext:char-shading-value="0"/>
    </style:style>
    <style:style style:name="T78" style:family="text">
      <style:text-properties fo:font-variant="normal" fo:text-transform="none" fo:color="#78a960" loext:opacity="100%" style:font-name="monospace" fo:font-size="11.25pt" fo:letter-spacing="normal" fo:font-style="normal" fo:font-weight="normal" fo:background-color="#e8e8e8" loext:char-shading-value="0"/>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react-best-practices"/>React Best Practices</text:h>
      <text:p text:style-name="P15">In this section, we’ll talk about some of the best practices to follow when writing your React code. Let’s dive right in.</text:p>
      <text:list xml:id="list102450047" text:style-name="L1">
        <text:list-item>
          <text:p text:style-name="P20"><text:a xlink:type="simple" xlink:href="https://kinsta.com/blog/react-best-practices/#1-maintain-clear-folder-structure" text:style-name="Internet_20_link" text:visited-style-name="Visited_20_Internet_20_Link"><text:span text:style-name="T4">Maintain Clear Folder Structure</text:span></text:a></text:p>
        </text:list-item>
        <text:list-item>
          <text:p text:style-name="P20"><text:a xlink:type="simple" xlink:href="https://kinsta.com/blog/react-best-practices/#2-institute-a-structured-import-order" text:style-name="Internet_20_link" text:visited-style-name="Visited_20_Internet_20_Link"><text:span text:style-name="T4">Institute a Structured Import Order</text:span></text:a></text:p>
        </text:list-item>
        <text:list-item>
          <text:p text:style-name="P20"><text:a xlink:type="simple" xlink:href="https://kinsta.com/blog/react-best-practices/#3-adhere-to-naming-conventions" text:style-name="Internet_20_link" text:visited-style-name="Visited_20_Internet_20_Link"><text:span text:style-name="T4">Adhere To Naming Conventions</text:span></text:a></text:p>
        </text:list-item>
        <text:list-item>
          <text:p text:style-name="P20"><text:a xlink:type="simple" xlink:href="https://kinsta.com/blog/react-best-practices/#4-use-a-linter" text:style-name="Internet_20_link" text:visited-style-name="Visited_20_Internet_20_Link"><text:span text:style-name="T4">Use a Linter</text:span></text:a></text:p>
        </text:list-item>
        <text:list-item>
          <text:p text:style-name="P20"><text:a xlink:type="simple" xlink:href="https://kinsta.com/blog/react-best-practices/#5-employ-snippet-libraries" text:style-name="Internet_20_link" text:visited-style-name="Visited_20_Internet_20_Link"><text:span text:style-name="T4">Employ Snippet Libraries</text:span></text:a></text:p>
        </text:list-item>
        <text:list-item>
          <text:p text:style-name="P20"><text:a xlink:type="simple" xlink:href="https://kinsta.com/blog/react-best-practices/#6-combine-css-and-javascript" text:style-name="Internet_20_link" text:visited-style-name="Visited_20_Internet_20_Link"><text:span text:style-name="T4">Combine CSS and JavaScript</text:span></text:a></text:p>
        </text:list-item>
        <text:list-item>
          <text:p text:style-name="P20"><text:a xlink:type="simple" xlink:href="https://kinsta.com/blog/react-best-practices/#7-limit-component-creation" text:style-name="Internet_20_link" text:visited-style-name="Visited_20_Internet_20_Link"><text:span text:style-name="T4">Limit Component Creation</text:span></text:a></text:p>
        </text:list-item>
        <text:list-item>
          <text:p text:style-name="P20"><text:a xlink:type="simple" xlink:href="https://kinsta.com/blog/react-best-practices/#8-implement-lazy-loading" text:style-name="Internet_20_link" text:visited-style-name="Visited_20_Internet_20_Link"><text:span text:style-name="T4">Implement Lazy Loading</text:span></text:a></text:p>
        </text:list-item>
        <text:list-item>
          <text:p text:style-name="P20"><text:a xlink:type="simple" xlink:href="https://kinsta.com/blog/react-best-practices/#9-employ-reusable-hooks" text:style-name="Internet_20_link" text:visited-style-name="Visited_20_Internet_20_Link"><text:span text:style-name="T4">Employ Reusable Hooks</text:span></text:a></text:p>
        </text:list-item>
        <text:list-item>
          <text:p text:style-name="P20"><text:a xlink:type="simple" xlink:href="https://kinsta.com/blog/react-best-practices/#10-log-and-manage-errors" text:style-name="Internet_20_link" text:visited-style-name="Visited_20_Internet_20_Link"><text:span text:style-name="T4">Log and Manage Errors</text:span></text:a></text:p>
        </text:list-item>
        <text:list-item>
          <text:p text:style-name="P20"><text:a xlink:type="simple" xlink:href="https://kinsta.com/blog/react-best-practices/#11-monitor-and-test-your-code" text:style-name="Internet_20_link" text:visited-style-name="Visited_20_Internet_20_Link"><text:span text:style-name="T4">Monitor and Test Your Code</text:span></text:a></text:p>
        </text:list-item>
        <text:list-item>
          <text:p text:style-name="P20"><text:a xlink:type="simple" xlink:href="https://kinsta.com/blog/react-best-practices/#12-make-use-of-functional-components" text:style-name="Internet_20_link" text:visited-style-name="Visited_20_Internet_20_Link"><text:span text:style-name="T4">Make Use of Functional Components</text:span></text:a></text:p>
        </text:list-item>
        <text:list-item>
          <text:p text:style-name="P20"><text:a xlink:type="simple" xlink:href="https://kinsta.com/blog/react-best-practices/#13-stay-up-to-date-with-react-version-changes" text:style-name="Internet_20_link" text:visited-style-name="Visited_20_Internet_20_Link"><text:span text:style-name="T4">Stay Up to Date With React Version Changes</text:span></text:a></text:p>
        </text:list-item>
        <text:list-item>
          <text:p text:style-name="P21"><text:a xlink:type="simple" xlink:href="https://kinsta.com/blog/react-best-practices/#14-use-a-fast-secure-hosting-provider" text:style-name="Internet_20_link" text:visited-style-name="Visited_20_Internet_20_Link"><text:span text:style-name="T4">Use a Fast, Secure Hosting Provider</text:span></text:a></text:p>
        </text:list-item>
        <text:list-item>
          <text:p text:style-name="P21"><text:span text:style-name="T68"><text:s/>Avoid Using State (if Possible)</text:span></text:p>
        </text:list-item>
      </text:list>
      <text:p text:style-name="P17">Some of React's best practices you should follow to improve the performance of your application are listed below.</text:p>
      <text:h text:style-name="P2" text:outline-level="2"><text:bookmark text:name="using-functional-components-and-hooks-instead-of-classes"/>1. Using Functional Components and Hooks Instead of Classes</text:h>
      <text:p text:style-name="P23"><text:span text:style-name="T74">In React, you can </text:span><text:a xlink:type="simple" xlink:href="http://www.makeuseof.com/react-additional-hooks/" text:style-name="Internet_20_link" text:visited-style-name="Visited_20_Internet_20_Link"><text:span text:style-name="T76">use class or functional components with hooks</text:span></text:a><text:span text:style-name="T74">. You should, however, use functional components and hooks more often as they result in more concise and readable code compared to classes.</text:span></text:p>
      <text:p text:style-name="P17">Consider the following class component that displays data from the NASA API.</text:p>
      <text:p text:style-name="P10"><text:span text:style-name="Source_20_Text"><text:span text:style-name="T69">class</text:span></text:span><text:span text:style-name="Source_20_Text"><text:span text:style-name="T70"> </text:span></text:span><text:span text:style-name="Source_20_Text"><text:span text:style-name="T73">NasaData</text:span></text:span><text:span text:style-name="Source_20_Text"><text:span text:style-name="T70"> </text:span></text:span><text:span text:style-name="Source_20_Text"><text:span text:style-name="T69">extends</text:span></text:span><text:span text:style-name="Source_20_Text"><text:span text:style-name="T70"> </text:span></text:span><text:span text:style-name="Source_20_Text"><text:span text:style-name="T73">React</text:span></text:span><text:span text:style-name="Source_20_Text"><text:span text:style-name="T70">.</text:span></text:span><text:span text:style-name="Source_20_Text"><text:span text:style-name="T73">Component</text:span></text:span><text:span text:style-name="Source_20_Text"><text:span text:style-name="T70"> {</text:span></text:span></text:p>
      <text:p text:style-name="P11"><text:span text:style-name="Source_20_Text"><text:span text:style-name="T71">  </text:span></text:span><text:span text:style-name="Source_20_Text"><text:span text:style-name="T69">constructor</text:span></text:span><text:span text:style-name="Source_20_Text"><text:span text:style-name="T70">(props) {</text:span></text:span></text:p>
      <text:p text:style-name="P11"><text:span text:style-name="Source_20_Text"><text:span text:style-name="T71">    </text:span></text:span><text:span text:style-name="Source_20_Text"><text:span text:style-name="T69">super</text:span></text:span><text:span text:style-name="Source_20_Text"><text:span text:style-name="T70">(props);</text:span></text:span></text:p>
      <text:p text:style-name="P11"><text:span text:style-name="Source_20_Text"><text:span text:style-name="T71">    </text:span></text:span><text:span text:style-name="Source_20_Text"><text:span text:style-name="T69">this</text:span></text:span><text:span text:style-name="Source_20_Text"><text:span text:style-name="T70">.state = {</text:span></text:span></text:p>
      <text:p text:style-name="P11"><text:span text:style-name="Source_20_Text"><text:span text:style-name="T71">      </text:span></text:span><text:span text:style-name="Source_20_Text"><text:span text:style-name="T70">data: [],</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componentDidMount() {</text:span></text:span></text:p>
      <text:p text:style-name="P11"><text:span text:style-name="Source_20_Text"><text:span text:style-name="T71">    </text:span></text:span><text:span text:style-name="Source_20_Text"><text:span text:style-name="T70">fetch(</text:span></text:span><text:span text:style-name="Source_20_Text"><text:span text:style-name="T72">"https://api.nasa.gov/planetary/apod?api_key=DEMO_KEY"</text:span></text:span><text:span text:style-name="Source_20_Text"><text:span text:style-name="T70">)</text:span></text:span></text:p>
      <text:p text:style-name="P11"><text:span text:style-name="Source_20_Text"><text:span text:style-name="T71">      </text:span></text:span><text:span text:style-name="Source_20_Text"><text:span text:style-name="T70">.then((res) =&gt; res.json())</text:span></text:span></text:p>
      <text:p text:style-name="P11"><text:span text:style-name="Source_20_Text"><text:span text:style-name="T71">      </text:span></text:span><text:span text:style-name="Source_20_Text"><text:span text:style-name="T70">.then((json) =&gt; {</text:span></text:span></text:p>
      <text:p text:style-name="P11"><text:span text:style-name="Source_20_Text"><text:span text:style-name="T71">        </text:span></text:span><text:span text:style-name="Source_20_Text"><text:span text:style-name="T69">this</text:span></text:span><text:span text:style-name="Source_20_Text"><text:span text:style-name="T70">.setState({</text:span></text:span></text:p>
      <text:p text:style-name="P11"><text:span text:style-name="Source_20_Text"><text:span text:style-name="T71">          </text:span></text:span><text:span text:style-name="Source_20_Text"><text:span text:style-name="T70">data: json,</text:span></text:span></text:p>
      <text:p text:style-name="P11"><text:span text:style-name="Source_20_Text"><text:span text:style-name="T71">        </text:span></text:span><text:span text:style-name="Source_20_Text"><text:span text:style-name="T70">});</text:span></text:span></text:p>
      <text:p text:style-name="P11"><text:soft-page-break/><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render() {</text:span></text:span></text:p>
      <text:p text:style-name="P11"><text:span text:style-name="Source_20_Text"><text:span text:style-name="T71">    </text:span></text:span><text:span text:style-name="Source_20_Text"><text:span text:style-name="T69">const</text:span></text:span><text:span text:style-name="Source_20_Text"><text:span text:style-name="T70"> { data } = </text:span></text:span><text:span text:style-name="Source_20_Text"><text:span text:style-name="T69">this</text:span></text:span><text:span text:style-name="Source_20_Text"><text:span text:style-name="T70">.state;</text:span></text:span></text:p>
      <text:p text:style-name="P11"><text:span text:style-name="Source_20_Text"><text:span text:style-name="T71">    </text:span></text:span><text:span text:style-name="Source_20_Text"><text:span text:style-name="T69">if</text:span></text:span><text:span text:style-name="Source_20_Text"><text:span text:style-name="T70"> (!data.length)</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div&gt;</text:span></text:span></text:p>
      <text:p text:style-name="P11"><text:span text:style-name="Source_20_Text"><text:span text:style-name="T71">          </text:span></text:span><text:span text:style-name="Source_20_Text"><text:span text:style-name="T70">&lt;h1&gt; Fetching data.... &lt;</text:span></text:span><text:span text:style-name="Source_20_Text"><text:span text:style-name="T77">/h1&gt;{" "}</text:span></text:span></text:p>
      <text:p text:style-name="P11"><text:span text:style-name="Source_20_Text"><text:span text:style-name="T71">        </text:span></text:span><text:span text:style-name="Source_20_Text"><text:span text:style-name="T70">&lt;</text:span></text:span><text:span text:style-name="Source_20_Text"><text:span text:style-name="T77">/div&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gt;</text:span></text:span></text:p>
      <text:p text:style-name="P11"><text:span text:style-name="Source_20_Text"><text:span text:style-name="T71">        </text:span></text:span><text:span text:style-name="Source_20_Text"><text:span text:style-name="T70">&lt;h1&gt; Fetch data using Class component &lt;</text:span></text:span><text:span text:style-name="Source_20_Text"><text:span text:style-name="T77">/h1&gt;{" "}</text:span></text:span></text:p>
      <text:p text:style-name="P11"><text:span text:style-name="Source_20_Text"><text:span text:style-name="T71">        </text:span></text:span><text:span text:style-name="Source_20_Text"><text:span text:style-name="T70">{data.map((item) =&gt; (</text:span></text:span></text:p>
      <text:p text:style-name="P11"><text:span text:style-name="Source_20_Text"><text:span text:style-name="T71">          </text:span></text:span><text:span text:style-name="Source_20_Text"><text:span text:style-name="T70">&lt;div key={item.id}&gt;{item.title}&lt;</text:span></text:span><text:span text:style-name="Source_20_Text"><text:span text:style-name="T77">/div&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lt;</text:span></text:span><text:span text:style-name="Source_20_Text"><text:span text:style-name="T77">/&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0">}</text:span></text:span></text:p>
      <text:p text:style-name="P17">You can write the same component using hooks:</text:p>
      <text:p text:style-name="P10"><text:span text:style-name="Source_20_Text"><text:span text:style-name="T69">const</text:span></text:span><text:span text:style-name="Source_20_Text"><text:span text:style-name="T70"> NasaData = () =&gt; {</text:span></text:span></text:p>
      <text:p text:style-name="P11"><text:span text:style-name="Source_20_Text"><text:span text:style-name="T71">  </text:span></text:span><text:span text:style-name="Source_20_Text"><text:span text:style-name="T69">const</text:span></text:span><text:span text:style-name="Source_20_Text"><text:span text:style-name="T70"> [data, setdata] = useState(</text:span></text:span><text:span text:style-name="Source_20_Text"><text:span text:style-name="T78">null</text:span></text:span><text:span text:style-name="Source_20_Text"><text:span text:style-name="T70">);</text:span></text:span></text:p>
      <text:p text:style-name="P11"><text:span text:style-name="Source_20_Text"><text:span text:style-name="T71">  </text:span></text:span><text:span text:style-name="Source_20_Text"><text:span text:style-name="T70">useEffect(() =&gt; {</text:span></text:span></text:p>
      <text:p text:style-name="P11"><text:span text:style-name="Source_20_Text"><text:span text:style-name="T71">    </text:span></text:span><text:span text:style-name="Source_20_Text"><text:span text:style-name="T70">fetch(</text:span></text:span><text:span text:style-name="Source_20_Text"><text:span text:style-name="T72">"https://api.nasa.gov/planetary/apod?api_key=DEMO_KEY"</text:span></text:span><text:span text:style-name="Source_20_Text"><text:span text:style-name="T70">)</text:span></text:span></text:p>
      <text:p text:style-name="P11"><text:span text:style-name="Source_20_Text"><text:span text:style-name="T71">      </text:span></text:span><text:span text:style-name="Source_20_Text"><text:span text:style-name="T70">.then((res) =&gt; res.json())</text:span></text:span></text:p>
      <text:p text:style-name="P11"><text:span text:style-name="Source_20_Text"><text:span text:style-name="T71">      </text:span></text:span><text:span text:style-name="Source_20_Text"><text:span text:style-name="T70">.then((json) =&gt; {</text:span></text:span></text:p>
      <text:p text:style-name="P11"><text:span text:style-name="Source_20_Text"><text:span text:style-name="T71">        </text:span></text:span><text:span text:style-name="Source_20_Text"><text:span text:style-name="T70">setdata(json);</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 [data]);</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gt;</text:span></text:span></text:p>
      <text:p text:style-name="P11"><text:span text:style-name="Source_20_Text"><text:span text:style-name="T71">      </text:span></text:span><text:span text:style-name="Source_20_Text"><text:span text:style-name="T70">&lt;h1&gt; Fetch data using Class component &lt;</text:span></text:span><text:span text:style-name="Source_20_Text"><text:span text:style-name="T77">/h1&gt;{" "}</text:span></text:span></text:p>
      <text:p text:style-name="P11"><text:span text:style-name="Source_20_Text"><text:span text:style-name="T71">      </text:span></text:span><text:span text:style-name="Source_20_Text"><text:span text:style-name="T70">{data.map((item) =&gt; (</text:span></text:span></text:p>
      <text:p text:style-name="P11"><text:span text:style-name="Source_20_Text"><text:span text:style-name="T71">        </text:span></text:span><text:span text:style-name="Source_20_Text"><text:span text:style-name="T70">&lt;div key={item.id}&gt;{item.title}&lt;</text:span></text:span><text:span text:style-name="Source_20_Text"><text:span text:style-name="T77">/div&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lt;</text:span></text:span><text:span text:style-name="Source_20_Text"><text:span text:style-name="T77">/&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0">};</text:span></text:span></text:p>
      <text:p text:style-name="P17">Even though the above block of code does the same thing as the class component, it is less complex, minimal, and easy to understand.</text:p>
      <text:h text:style-name="P2" text:outline-level="2"><text:bookmark text:name="avoid-using-state-if-possible1"/>2. Avoid Using State (if Possible)</text:h>
      <text:p text:style-name="P17">React state keeps track of the data which when changed triggers the React component to re-render. When building React applications, avoid using state as much as possible since the more state you use, the more data you have to keep track of across your app.</text:p>
      <text:p text:style-name="P17">One way of minimizing the use of state is by declaring it only when necessary. For instance, if you are fetching user data from an API, store the whole user object in the state instead of storing the individual properties.</text:p>
      <text:p text:style-name="P17">Instead of doing this:</text:p>
      <text:p text:style-name="P10"><text:soft-page-break/><text:span text:style-name="Source_20_Text"><text:span text:style-name="T69">const</text:span></text:span><text:span text:style-name="Source_20_Text"><text:span text:style-name="T70"> [username, setusername] = useState(</text:span></text:span><text:span text:style-name="Source_20_Text"><text:span text:style-name="T72">''</text:span></text:span><text:span text:style-name="Source_20_Text"><text:span text:style-name="T70">)</text:span></text:span></text:p>
      <text:p text:style-name="P11"><text:span text:style-name="Source_20_Text"><text:span text:style-name="T69">const</text:span></text:span><text:span text:style-name="Source_20_Text"><text:span text:style-name="T70"> [password, setpassword] = useState(</text:span></text:span><text:span text:style-name="Source_20_Text"><text:span text:style-name="T72">''</text:span></text:span><text:span text:style-name="Source_20_Text"><text:span text:style-name="T70">)</text:span></text:span></text:p>
      <text:p text:style-name="P17">Do this:</text:p>
      <text:p text:style-name="P10"><text:span text:style-name="Source_20_Text"><text:span text:style-name="T69">const</text:span></text:span><text:span text:style-name="Source_20_Text"><text:span text:style-name="T70"> [user, setuser] = useState({})</text:span></text:span></text:p>
      <text:h text:style-name="P2" text:outline-level="2"><text:bookmark text:name="organize-files-related-to-the-same-component-in-one-folder"/>3. Organize Files Related to the Same Component in One Folder</text:h>
      <text:p text:style-name="P17">When deciding on a folder structure for your React app, go for a component-centric one. This means storing all the files concerning one component in one folder.</text:p>
      <text:p text:style-name="P17">If you were creating a Navbar component, for example, create a folder named Navbar containing the component file, the style sheet, and other JavaSript and asset files used in the component.</text:p>
      <text:p text:style-name="P17">A single folder containing all of a component’s files makes it easy to reuse, share, and debug. If you need to see how a component works you only need to open a single folder.</text:p>
      <text:p text:style-name="P17">Other React folder best practices are:</text:p>
      <text:list xml:id="list4138600365" text:style-name="L3">
        <text:list-item>
          <text:p text:style-name="P19">Use index files to abstract the implementation details of your component file. Considering the Navbar example, create a Navbar folder and in this folder add a component file named index.js (or .ts) file.</text:p>
        </text:list-item>
        <text:list-item>
          <text:p text:style-name="P19">Keep reusable components in a separate folder. If you have components that more than one part of your application use, consider keeping them in a folder named components. This will help you locate them easily.</text:p>
        </text:list-item>
        <text:list-item>
          <text:p text:style-name="P19">Keep utility functions in a separate folder such as a lib or helpers folder. This will make it easier to manage and reuse these functions later on.</text:p>
        </text:list-item>
      </text:list>
      <text:h text:style-name="P2" text:outline-level="2"><text:bookmark text:name="avoid-using-indexes-as-key-props"/>4. Avoid Using Indexes as Key Props</text:h>
      <text:p text:style-name="P17">React uses keys to uniquely identify items in an array. With keys, React can pinpoint which item has been changed, added, or removed from the array.</text:p>
      <text:p text:style-name="P17">When rendering arrays, you might use the index as the key.</text:p>
      <text:p text:style-name="P10"><text:span text:style-name="Source_20_Text"><text:span text:style-name="T69">const</text:span></text:span><text:span text:style-name="Source_20_Text"><text:span text:style-name="T70"> Items = () =&gt; {</text:span></text:span></text:p>
      <text:p text:style-name="P11"><text:span text:style-name="Source_20_Text"><text:span text:style-name="T71">  </text:span></text:span><text:span text:style-name="Source_20_Text"><text:span text:style-name="T69">const</text:span></text:span><text:span text:style-name="Source_20_Text"><text:span text:style-name="T70"> arr = [</text:span></text:span><text:span text:style-name="Source_20_Text"><text:span text:style-name="T72">"item1"</text:span></text:span><text:span text:style-name="Source_20_Text"><text:span text:style-name="T70">, </text:span></text:span><text:span text:style-name="Source_20_Text"><text:span text:style-name="T72">"item2"</text:span></text:span><text:span text:style-name="Source_20_Text"><text:span text:style-name="T70">, </text:span></text:span><text:span text:style-name="Source_20_Text"><text:span text:style-name="T72">"item3"</text:span></text:span><text:span text:style-name="Source_20_Text"><text:span text:style-name="T70">, </text:span></text:span><text:span text:style-name="Source_20_Text"><text:span text:style-name="T72">"item4"</text:span></text:span><text:span text:style-name="Source_20_Text"><text:span text:style-name="T70">, </text:span></text:span><text:span text:style-name="Source_20_Text"><text:span text:style-name="T72">"item5"</text:span></text:span><text:span text:style-name="Source_20_Text"><text:span text:style-name="T70">];</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gt;</text:span></text:span></text:p>
      <text:p text:style-name="P11"><text:span text:style-name="Source_20_Text"><text:span text:style-name="T71">      </text:span></text:span><text:span text:style-name="Source_20_Text"><text:span text:style-name="T70">{arr.map((elem, index) =&gt; {</text:span></text:span></text:p>
      <text:p text:style-name="P11"><text:span text:style-name="Source_20_Text"><text:span text:style-name="T71">        </text:span></text:span><text:span text:style-name="Source_20_Text"><text:span text:style-name="T70">&lt;li key={index}&gt;{elem}&lt;</text:span></text:span><text:span text:style-name="Source_20_Text"><text:span text:style-name="T77">/li&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lt;</text:span></text:span><text:span text:style-name="Source_20_Text"><text:span text:style-name="T77">/&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0">};</text:span></text:span></text:p>
      <text:p text:style-name="P17">While this sometimes works, using the index as a key can introduce issues especially if the list is expected to change. Consider this list.</text:p>
      <text:p text:style-name="P10"><text:span text:style-name="Source_20_Text"><text:span text:style-name="T69">const</text:span></text:span><text:span text:style-name="Source_20_Text"><text:span text:style-name="T70"> arr = [</text:span></text:span><text:span text:style-name="Source_20_Text"><text:span text:style-name="T72">"item1"</text:span></text:span><text:span text:style-name="Source_20_Text"><text:span text:style-name="T70">, </text:span></text:span><text:span text:style-name="Source_20_Text"><text:span text:style-name="T72">"item2"</text:span></text:span><text:span text:style-name="Source_20_Text"><text:span text:style-name="T70">, </text:span></text:span><text:span text:style-name="Source_20_Text"><text:span text:style-name="T72">"item3"</text:span></text:span><text:span text:style-name="Source_20_Text"><text:span text:style-name="T70">, </text:span></text:span><text:span text:style-name="Source_20_Text"><text:span text:style-name="T72">"item4"</text:span></text:span><text:span text:style-name="Source_20_Text"><text:span text:style-name="T70">, </text:span></text:span><text:span text:style-name="Source_20_Text"><text:span text:style-name="T72">"item5"</text:span></text:span><text:span text:style-name="Source_20_Text"><text:span text:style-name="T70">];</text:span></text:span></text:p>
      <text:p text:style-name="P23"><text:span text:style-name="T74">Currently, the first list item, “Item1” is at index zero, but if you added another item at the beginning of the list, the </text:span><text:span text:style-name="Strong_20_Emphasis"><text:span text:style-name="T74">“Item1”</text:span></text:span><text:span text:style-name="T74"> index would change to 1 which changes the behavior of your array.</text:span></text:p>
      <text:p text:style-name="P17">The solution is to use a unique value as the index to ensure that the identity of the list item is maintained.</text:p>
      <text:h text:style-name="P2" text:outline-level="2"><text:bookmark text:name="opt-for-fragments-instead-of-divs-where-possible"/>5. Opt for Fragments Instead of Divs Where Possible</text:h>
      <text:p text:style-name="P17">React components need to return code wrapped in a single tag usually a &lt;div&gt; or a React fragment. You should opt for fragments where possible.</text:p>
      <text:p text:style-name="P23"><text:soft-page-break/><text:span text:style-name="T74">Using &lt;div&gt;</text:span><text:span text:style-name="Strong_20_Emphasis"><text:span text:style-name="T74"> </text:span></text:span><text:span text:style-name="T74">increases the DOM size, especially in huge projects since the more tags or DOM nodes you have, the more memory your website needs and the more power a browser uses to load your website. This leads to lower page speed and potentially poor user experience.</text:span></text:p>
      <text:p text:style-name="P17">One example of eliminating unnecessary &lt;div&gt; tags is not using them when returning a single element.</text:p>
      <text:p text:style-name="P10"><text:span text:style-name="Source_20_Text"><text:span text:style-name="T69">const</text:span></text:span><text:span text:style-name="Source_20_Text"><text:span text:style-name="T70"> Button = () =&gt; {</text:span></text:span></text:p>
      <text:p text:style-name="P11"><text:span text:style-name="Source_20_Text"><text:span text:style-name="T71">  </text:span></text:span><text:span text:style-name="Source_20_Text"><text:span text:style-name="T69">return</text:span></text:span><text:span text:style-name="Source_20_Text"><text:span text:style-name="T70"> &lt;</text:span></text:span><text:span text:style-name="Source_20_Text"><text:span text:style-name="T69">button</text:span></text:span><text:span text:style-name="Source_20_Text"><text:span text:style-name="T70">&gt;Display&lt;/</text:span></text:span><text:span text:style-name="Source_20_Text"><text:span text:style-name="T69">button</text:span></text:span><text:span text:style-name="Source_20_Text"><text:span text:style-name="T70">&gt;;</text:span></text:span></text:p>
      <text:p text:style-name="P11"><text:span text:style-name="Source_20_Text"><text:span text:style-name="T70">};</text:span></text:span></text:p>
      <text:h text:style-name="P2" text:outline-level="2"><text:bookmark text:name="follow-naming-conventions"/>6. Follow Naming Conventions</text:h>
      <text:p text:style-name="P17">You should always use PascalCase when naming components to differentiate them from other non-component JSX files. For example: TextField, NavMenu, and SuccessButton.</text:p>
      <text:p text:style-name="P17">Use camelCase for functions declared inside React components like handleInput() or showElement().</text:p>
      <text:h text:style-name="P2" text:outline-level="2"><text:bookmark text:name="avoid-repetitive-code"/>7. Avoid Repetitive Code</text:h>
      <text:p text:style-name="P17">If you notice you are writing duplicated code, convert it into components that can be reused.</text:p>
      <text:p text:style-name="P17">For example, it makes more sense to create a component for your navigation menu instead of repeatedly writing the code in every component that requires a menu.</text:p>
      <text:p text:style-name="P17">That’s the advantage of a component-based architecture. You can break down your project into small components you can reuse across your application.</text:p>
      <text:h text:style-name="P2" text:outline-level="2"><text:bookmark text:name="use-object-destructuring-for-props"/>8. Use Object Destructuring For Props</text:h>
      <text:p text:style-name="P17">Instead of passing the props object, use object destructuring to pass the prop name. This discards the need to refer to the props object each time you need to use it.</text:p>
      <text:p text:style-name="P17">For example, the following is a component that uses props as is.</text:p>
      <text:p text:style-name="P10"><text:span text:style-name="Source_20_Text"><text:span text:style-name="T69">const</text:span></text:span><text:span text:style-name="Source_20_Text"><text:span text:style-name="T70"> Button = (props) =&gt; {</text:span></text:span></text:p>
      <text:p text:style-name="P11"><text:span text:style-name="Source_20_Text"><text:span text:style-name="T71">  </text:span></text:span><text:span text:style-name="Source_20_Text"><text:span text:style-name="T69">return</text:span></text:span><text:span text:style-name="Source_20_Text"><text:span text:style-name="T70"> &lt;</text:span></text:span><text:span text:style-name="Source_20_Text"><text:span text:style-name="T69">button</text:span></text:span><text:span text:style-name="Source_20_Text"><text:span text:style-name="T70">&gt;{props.text}&lt;/</text:span></text:span><text:span text:style-name="Source_20_Text"><text:span text:style-name="T69">button</text:span></text:span><text:span text:style-name="Source_20_Text"><text:span text:style-name="T70">&gt;;</text:span></text:span></text:p>
      <text:p text:style-name="P11"><text:span text:style-name="Source_20_Text"><text:span text:style-name="T70">};</text:span></text:span></text:p>
      <text:p text:style-name="P17">With object destructuring, you refer to the text directly.</text:p>
      <text:p text:style-name="P10"><text:span text:style-name="Source_20_Text"><text:span text:style-name="T69">const</text:span></text:span><text:span text:style-name="Source_20_Text"><text:span text:style-name="T70"> Button = ({text}) =&gt; {</text:span></text:span></text:p>
      <text:p text:style-name="P11"><text:span text:style-name="Source_20_Text"><text:span text:style-name="T71">  </text:span></text:span><text:span text:style-name="Source_20_Text"><text:span text:style-name="T69">return</text:span></text:span><text:span text:style-name="Source_20_Text"><text:span text:style-name="T70"> &lt;</text:span></text:span><text:span text:style-name="Source_20_Text"><text:span text:style-name="T69">button</text:span></text:span><text:span text:style-name="Source_20_Text"><text:span text:style-name="T70">&gt;{text}&lt;/</text:span></text:span><text:span text:style-name="Source_20_Text"><text:span text:style-name="T69">button</text:span></text:span><text:span text:style-name="Source_20_Text"><text:span text:style-name="T70">&gt;;</text:span></text:span></text:p>
      <text:p text:style-name="P11"><text:span text:style-name="Source_20_Text"><text:span text:style-name="T70">};</text:span></text:span></text:p>
      <text:h text:style-name="P2" text:outline-level="2"><text:bookmark text:name="dynamically-render-arrays-using-map"/>9. Dynamically Render Arrays Using Map</text:h>
      <text:p text:style-name="P17">Use map() to dynamically render repeated HTML blocks. For example, you can use map() to render a list of items in &lt;li&gt; tags.</text:p>
      <text:p text:style-name="P10"><text:span text:style-name="Source_20_Text"><text:span text:style-name="T69">const</text:span></text:span><text:span text:style-name="Source_20_Text"><text:span text:style-name="T70"> Items = () =&gt; {</text:span></text:span></text:p>
      <text:p text:style-name="P11"><text:span text:style-name="Source_20_Text"><text:span text:style-name="T71">  </text:span></text:span><text:span text:style-name="Source_20_Text"><text:span text:style-name="T69">const</text:span></text:span><text:span text:style-name="Source_20_Text"><text:span text:style-name="T70"> arr = [</text:span></text:span><text:span text:style-name="Source_20_Text"><text:span text:style-name="T72">"item1"</text:span></text:span><text:span text:style-name="Source_20_Text"><text:span text:style-name="T70">, </text:span></text:span><text:span text:style-name="Source_20_Text"><text:span text:style-name="T72">"item2"</text:span></text:span><text:span text:style-name="Source_20_Text"><text:span text:style-name="T70">, </text:span></text:span><text:span text:style-name="Source_20_Text"><text:span text:style-name="T72">"item3"</text:span></text:span><text:span text:style-name="Source_20_Text"><text:span text:style-name="T70">, </text:span></text:span><text:span text:style-name="Source_20_Text"><text:span text:style-name="T72">"item4"</text:span></text:span><text:span text:style-name="Source_20_Text"><text:span text:style-name="T70">, </text:span></text:span><text:span text:style-name="Source_20_Text"><text:span text:style-name="T72">"item5"</text:span></text:span><text:span text:style-name="Source_20_Text"><text:span text:style-name="T70">];</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gt;</text:span></text:span></text:p>
      <text:p text:style-name="P11"><text:span text:style-name="Source_20_Text"><text:span text:style-name="T71">      </text:span></text:span><text:span text:style-name="Source_20_Text"><text:span text:style-name="T70">{arr.map((elem, index) =&gt; {</text:span></text:span></text:p>
      <text:p text:style-name="P11"><text:span text:style-name="Source_20_Text"><text:span text:style-name="T71">        </text:span></text:span><text:span text:style-name="Source_20_Text"><text:span text:style-name="T70">&lt;li key={elem+index}&gt;{elem}&lt;</text:span></text:span><text:span text:style-name="Source_20_Text"><text:span text:style-name="T77">/li&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1">    </text:span></text:span><text:span text:style-name="Source_20_Text"><text:span text:style-name="T70">&lt;</text:span></text:span><text:span text:style-name="Source_20_Text"><text:span text:style-name="T77">/&gt;</text:span></text:span></text:p>
      <text:p text:style-name="P11"><text:soft-page-break/><text:span text:style-name="Source_20_Text"><text:span text:style-name="T71">  </text:span></text:span><text:span text:style-name="Source_20_Text"><text:span text:style-name="T70">);</text:span></text:span></text:p>
      <text:p text:style-name="P11"><text:span text:style-name="Source_20_Text"><text:span text:style-name="T70">};</text:span></text:span></text:p>
      <text:p text:style-name="P17">For comparison purposes, here is how you can render the list without map(). This approach is very repetitive.</text:p>
      <text:p text:style-name="P10"><text:span text:style-name="Source_20_Text"><text:span text:style-name="T69">const</text:span></text:span><text:span text:style-name="Source_20_Text"><text:span text:style-name="T70"> List = () =&gt; {</text:span></text:span></text:p>
      <text:p text:style-name="P11"><text:span text:style-name="Source_20_Text"><text:span text:style-name="T71">  </text:span></text:span><text:span text:style-name="Source_20_Text"><text:span text:style-name="T69">return</text:span></text:span><text:span text:style-name="Source_20_Text"><text:span text:style-name="T70"> (</text:span></text:span></text:p>
      <text:p text:style-name="P11"><text:span text:style-name="Source_20_Text"><text:span text:style-name="T71">    </text:span></text:span><text:span text:style-name="Source_20_Text"><text:span text:style-name="T70">&lt;ul&gt;</text:span></text:span></text:p>
      <text:p text:style-name="P11"><text:span text:style-name="Source_20_Text"><text:span text:style-name="T71">      </text:span></text:span><text:span text:style-name="Source_20_Text"><text:span text:style-name="T70">&lt;li&gt;Item1&lt;</text:span></text:span><text:span text:style-name="Source_20_Text"><text:span text:style-name="T77">/li&gt;</text:span></text:span></text:p>
      <text:p text:style-name="P11"><text:span text:style-name="Source_20_Text"><text:span text:style-name="T71">      </text:span></text:span><text:span text:style-name="Source_20_Text"><text:span text:style-name="T70">&lt;li&gt;Item2&lt;</text:span></text:span><text:span text:style-name="Source_20_Text"><text:span text:style-name="T77">/li&gt;</text:span></text:span></text:p>
      <text:p text:style-name="P11"><text:span text:style-name="Source_20_Text"><text:span text:style-name="T71">      </text:span></text:span><text:span text:style-name="Source_20_Text"><text:span text:style-name="T70">&lt;li&gt;Item3&lt;</text:span></text:span><text:span text:style-name="Source_20_Text"><text:span text:style-name="T77">/li&gt;</text:span></text:span></text:p>
      <text:p text:style-name="P11"><text:span text:style-name="Source_20_Text"><text:span text:style-name="T71">      </text:span></text:span><text:span text:style-name="Source_20_Text"><text:span text:style-name="T70">&lt;li&gt;Item4&lt;</text:span></text:span><text:span text:style-name="Source_20_Text"><text:span text:style-name="T77">/li&gt;</text:span></text:span></text:p>
      <text:p text:style-name="P11"><text:span text:style-name="Source_20_Text"><text:span text:style-name="T71">      </text:span></text:span><text:span text:style-name="Source_20_Text"><text:span text:style-name="T70">&lt;li&gt;Item5&lt;</text:span></text:span><text:span text:style-name="Source_20_Text"><text:span text:style-name="T77">/li&gt;</text:span></text:span></text:p>
      <text:p text:style-name="P11"><text:span text:style-name="Source_20_Text"><text:span text:style-name="T71">    </text:span></text:span><text:span text:style-name="Source_20_Text"><text:span text:style-name="T70">&lt;</text:span></text:span><text:span text:style-name="Source_20_Text"><text:span text:style-name="T77">/ul&gt;</text:span></text:span></text:p>
      <text:p text:style-name="P11"><text:span text:style-name="Source_20_Text"><text:span text:style-name="T71">  </text:span></text:span><text:span text:style-name="Source_20_Text"><text:span text:style-name="T70">);</text:span></text:span></text:p>
      <text:p text:style-name="P11"><text:span text:style-name="Source_20_Text"><text:span text:style-name="T70">};</text:span></text:span></text:p>
      <text:h text:style-name="P2" text:outline-level="2"><text:bookmark text:name="write-tests-for-each-react-component"/>10. Write Tests for Each React Component</text:h>
      <text:p text:style-name="P23"><text:span text:style-name="T74">Write tests for the components you create as it reduces the possibility of errors. Testing ensures that the components are behaving as you would expect. One of the </text:span><text:a xlink:type="simple" xlink:href="https://www.makeuseof.com/react-components-testing-jest-library/" text:style-name="Internet_20_link" text:visited-style-name="Visited_20_Internet_20_Link"><text:span text:style-name="T76">most common testing frameworks for React is Jest</text:span></text:a><text:span text:style-name="T74">, and it provides an environment where you can execute your tests.</text:span></text:p>
      <text:p text:style-name="P23"/>
      <text:p text:style-name="P23"/>
      <text:p text:style-name="P23"/>
      <text:p text:style-name="P23"/>
      <text:h text:style-name="P3" text:outline-level="2"><text:bookmark text:name="avoid-using-state-if-possible"/><text:span text:style-name="T74">15. Avoid</text:span><text:span text:style-name="T75"> </text:span><text:span text:style-name="T74"><text:s/>Using State (if Possible)</text:span></text:h>
      <text:p text:style-name="P18">React state keeps track of the data which when changed triggers the React component to re-render. When building React applications, avoid using state as much as possible since the more state you use, the more data you have to keep track of across your app.</text:p>
      <text:p text:style-name="P18">One way of minimizing the use of state is by declaring it only when necessary. For instance, if you are fetching user data from an API, store the whole user object in the state instead of storing the individual properties.</text:p>
      <text:p text:style-name="P18">Instead of doing this:</text:p>
      <text:p text:style-name="P12"><text:span text:style-name="Source_20_Text"><text:span text:style-name="T69">const</text:span></text:span><text:span text:style-name="Source_20_Text"><text:span text:style-name="T70"> [username, setusername] = useState(</text:span></text:span><text:span text:style-name="Source_20_Text"><text:span text:style-name="T72">''</text:span></text:span><text:span text:style-name="Source_20_Text"><text:span text:style-name="T70">)</text:span></text:span></text:p>
      <text:p text:style-name="P13"><text:span text:style-name="Source_20_Text"><text:span text:style-name="T69">const</text:span></text:span><text:span text:style-name="Source_20_Text"><text:span text:style-name="T70"> [password, setpassword] = useState(</text:span></text:span><text:span text:style-name="Source_20_Text"><text:span text:style-name="T72">''</text:span></text:span><text:span text:style-name="Source_20_Text"><text:span text:style-name="T70">)</text:span></text:span></text:p>
      <text:p text:style-name="P18">Do this:</text:p>
      <text:p text:style-name="P12"><text:span text:style-name="Source_20_Text"><text:span text:style-name="T69">const</text:span></text:span><text:span text:style-name="Source_20_Text"><text:span text:style-name="T70"> [user, setuser] = useState({})</text:span></text:span></text:p>
      <text:p text:style-name="P22"><text:span text:style-name="T4"/></text:p>
      <text:p text:style-name="P22"><text:span text:style-name="T4"/></text:p>
      <text:h text:style-name="P4" text:outline-level="3"><text:bookmark text:name="1-maintain-clear-folder-structure"/>1. Maintain Clear Folder Structure</text:h>
      <text:p text:style-name="P15">Folder structures help you and other developers understand the arrangement of files and assets being used in a project.</text:p>
      <text:p text:style-name="P15">With a good folder structure, it’s easy to navigate around easily, saving time and helping avoid confusion. Folder structures differ with each team’s preferences, but here are a few of the commonly used folder structures in React.</text:p>
      <text:h text:style-name="P5" text:outline-level="4"><text:bookmark text:name="grouping-folders-by-features-or-routes"/><text:soft-page-break/>Grouping Folders by Features or Routes</text:h>
      <text:p text:style-name="P15">Grouping files in your folder according to their routes and features helps keep everything about a particular feature in one space. For example, if you have a user dashboard, you can have the JavaScript, CSS, and test files relating to the dashboard in one folder.</text:p>
      <text:p text:style-name="P15">Here’s an example to demonstrate that:</text:p>
      <text:p text:style-name="P6"><text:span text:style-name="Source_20_Text"><text:span text:style-name="T23">dashboard/</text:span></text:span></text:p>
      <text:p text:style-name="P7"><text:span text:style-name="Source_20_Text"><text:span text:style-name="T23">index.js</text:span></text:span></text:p>
      <text:p text:style-name="P7"><text:span text:style-name="Source_20_Text"><text:span text:style-name="T23">dashboard.css</text:span></text:span></text:p>
      <text:p text:style-name="P7"><text:span text:style-name="Source_20_Text"><text:span text:style-name="T23">dashboard.test.js</text:span></text:span></text:p>
      <text:p text:style-name="P7"><text:span text:style-name="Source_20_Text"><text:span text:style-name="T23">home/</text:span></text:span></text:p>
      <text:p text:style-name="P7"><text:span text:style-name="Source_20_Text"><text:span text:style-name="T23">index.js</text:span></text:span></text:p>
      <text:p text:style-name="P7"><text:span text:style-name="Source_20_Text"><text:span text:style-name="T23">Home.css</text:span></text:span></text:p>
      <text:p text:style-name="P7"><text:span text:style-name="Source_20_Text"><text:span text:style-name="T23">HomeAPI.js</text:span></text:span></text:p>
      <text:p text:style-name="P7"><text:span text:style-name="Source_20_Text"><text:span text:style-name="T23">Home.test.js</text:span></text:span></text:p>
      <text:p text:style-name="P7"><text:span text:style-name="Source_20_Text"><text:span text:style-name="T23">blog/</text:span></text:span></text:p>
      <text:p text:style-name="P7"><text:span text:style-name="Source_20_Text"><text:span text:style-name="T23">index.js</text:span></text:span></text:p>
      <text:p text:style-name="P7"><text:span text:style-name="Source_20_Text"><text:span text:style-name="T23">Blog.css</text:span></text:span></text:p>
      <text:p text:style-name="P7"><text:span text:style-name="Source_20_Text"><text:span text:style-name="T23">Blog.test.js</text:span></text:span></text:p>
      <text:p text:style-name="P15">As can be seen above, each core feature of the app has all its files and assets stored in the same folder.</text:p>
      <text:h text:style-name="P5" text:outline-level="4"><text:bookmark text:name="grouping-similar-files"/>Grouping Similar Files</text:h>
      <text:p text:style-name="P15">Alternatively, you can group similar files in the same folder. You can also have individual folders for Hooks, components, and so on. Check out this example:</text:p>
      <text:p text:style-name="P6"><text:span text:style-name="Source_20_Text"><text:span text:style-name="T23">hooks/</text:span></text:span></text:p>
      <text:p text:style-name="P7"><text:span text:style-name="Source_20_Text"><text:span text:style-name="T23">useFetchData.js</text:span></text:span></text:p>
      <text:p text:style-name="P7"><text:span text:style-name="Source_20_Text"><text:span text:style-name="T23">usePostData.js</text:span></text:span></text:p>
      <text:p text:style-name="P7"><text:span text:style-name="Source_20_Text"><text:span text:style-name="T23">components/</text:span></text:span></text:p>
      <text:p text:style-name="P7"><text:span text:style-name="Source_20_Text"><text:span text:style-name="T23">Dashboard.js</text:span></text:span></text:p>
      <text:p text:style-name="P7"><text:span text:style-name="Source_20_Text"><text:span text:style-name="T23">Dashboard.css</text:span></text:span></text:p>
      <text:p text:style-name="P7"><text:span text:style-name="Source_20_Text"><text:span text:style-name="T23">Home.js</text:span></text:span></text:p>
      <text:p text:style-name="P7"><text:span text:style-name="Source_20_Text"><text:span text:style-name="T23">Home.css</text:span></text:span></text:p>
      <text:p text:style-name="P7"><text:span text:style-name="Source_20_Text"><text:span text:style-name="T23">Blog.js</text:span></text:span></text:p>
      <text:p text:style-name="P7"><text:span text:style-name="Source_20_Text"><text:span text:style-name="T23">Blog.css</text:span></text:span></text:p>
      <text:p text:style-name="P15"><text:soft-page-break/>You don’t have to strictly follow these folder structures when coding. If you have a specific way to order your files, go for it. As long as you and other developers have a clear understanding of the file structure, you’re good to go!</text:p>
      <text:h text:style-name="P4" text:outline-level="3"><text:bookmark text:name="2-institute-a-structured-import-order"/>2. Institute a Structured Import Order</text:h>
      <text:p text:style-name="P15">As your React application continues to grow, you’re bound to make extra imports. The structure of your imports go a long way in helping you understand what makes up your components.</text:p>
      <text:p text:style-name="P15">As a convention, grouping similar utilities together seems to work fine. For instance, you can group external or third party imports separately from local imports.</text:p>
      <text:p text:style-name="P15">Take a look at the following example:</text:p>
      <text:p text:style-name="P8"><text:span text:style-name="Source_20_Text"><text:span text:style-name="T32">import</text:span></text:span><text:span text:style-name="Source_20_Text"><text:span text:style-name="T39"> </text:span></text:span><text:span text:style-name="Source_20_Text"><text:span text:style-name="T45">{</text:span></text:span><text:span text:style-name="Source_20_Text"><text:span text:style-name="T39"> Routes</text:span></text:span><text:span text:style-name="Source_20_Text"><text:span text:style-name="T45">,</text:span></text:span><text:span text:style-name="Source_20_Text"><text:span text:style-name="T39"> Route </text:span></text:span><text:span text:style-name="Source_20_Text"><text:span text:style-name="T45">}</text:span></text:span><text:span text:style-name="Source_20_Text"><text:span text:style-name="T39"> </text:span></text:span><text:span text:style-name="Source_20_Text"><text:span text:style-name="T32">from</text:span></text:span><text:span text:style-name="Source_20_Text"><text:span text:style-name="T39"> </text:span></text:span><text:span text:style-name="Source_20_Text"><text:span text:style-name="T52">"react-router-dom"</text:span></text:span><text:span text:style-name="Source_20_Text"><text:span text:style-name="T45">;</text:span></text:span></text:p>
      <text:p text:style-name="P8"><text:span text:style-name="Source_20_Text"><text:span text:style-name="T32">import</text:span></text:span><text:span text:style-name="Source_20_Text"><text:span text:style-name="T39"> </text:span></text:span><text:span text:style-name="Source_20_Text"><text:span text:style-name="T45">{</text:span></text:span><text:span text:style-name="Source_20_Text"><text:span text:style-name="T39"> createSlice </text:span></text:span><text:span text:style-name="Source_20_Text"><text:span text:style-name="T45">}</text:span></text:span><text:span text:style-name="Source_20_Text"><text:span text:style-name="T39"> </text:span></text:span><text:span text:style-name="Source_20_Text"><text:span text:style-name="T32">from</text:span></text:span><text:span text:style-name="Source_20_Text"><text:span text:style-name="T39"> </text:span></text:span><text:span text:style-name="Source_20_Text"><text:span text:style-name="T52">"@reduxjs/toolkit"</text:span></text:span><text:span text:style-name="Source_20_Text"><text:span text:style-name="T45">;</text:span></text:span></text:p>
      <text:p text:style-name="P8"><text:span text:style-name="Source_20_Text"><text:span text:style-name="T32">import</text:span></text:span><text:span text:style-name="Source_20_Text"><text:span text:style-name="T39"> </text:span></text:span><text:span text:style-name="Source_20_Text"><text:span text:style-name="T45">{</text:span></text:span><text:span text:style-name="Source_20_Text"><text:span text:style-name="T39"> Menu </text:span></text:span><text:span text:style-name="Source_20_Text"><text:span text:style-name="T45">}</text:span></text:span><text:span text:style-name="Source_20_Text"><text:span text:style-name="T39"> </text:span></text:span><text:span text:style-name="Source_20_Text"><text:span text:style-name="T32">from</text:span></text:span><text:span text:style-name="Source_20_Text"><text:span text:style-name="T39"> </text:span></text:span><text:span text:style-name="Source_20_Text"><text:span text:style-name="T52">"@headlessui/react"</text:span></text:span><text:span text:style-name="Source_20_Text"><text:span text:style-name="T45">;</text:span></text:span></text:p>
      <text:p text:style-name="P8"><text:span text:style-name="Source_20_Text"><text:span text:style-name="T32">import</text:span></text:span><text:span text:style-name="Source_20_Text"><text:span text:style-name="T39"> Home </text:span></text:span><text:span text:style-name="Source_20_Text"><text:span text:style-name="T32">from</text:span></text:span><text:span text:style-name="Source_20_Text"><text:span text:style-name="T39"> </text:span></text:span><text:span text:style-name="Source_20_Text"><text:span text:style-name="T52">"./Home"</text:span></text:span><text:span text:style-name="Source_20_Text"><text:span text:style-name="T45">;</text:span></text:span></text:p>
      <text:p text:style-name="P8"><text:span text:style-name="Source_20_Text"><text:span text:style-name="T32">import</text:span></text:span><text:span text:style-name="Source_20_Text"><text:span text:style-name="T39"> logo </text:span></text:span><text:span text:style-name="Source_20_Text"><text:span text:style-name="T32">from</text:span></text:span><text:span text:style-name="Source_20_Text"><text:span text:style-name="T39"> </text:span></text:span><text:span text:style-name="Source_20_Text"><text:span text:style-name="T52">"./logo.svg"</text:span></text:span><text:span text:style-name="Source_20_Text"><text:span text:style-name="T45">;</text:span></text:span></text:p>
      <text:p text:style-name="P8"><text:span text:style-name="Source_20_Text"><text:span text:style-name="T32">import</text:span></text:span><text:span text:style-name="Source_20_Text"><text:span text:style-name="T39"> </text:span></text:span><text:span text:style-name="Source_20_Text"><text:span text:style-name="T52">"./App.css"</text:span></text:span><text:span text:style-name="Source_20_Text"><text:span text:style-name="T45">;</text:span></text:span></text:p>
      <text:p text:style-name="P15">In the code above, we first grouped third party libraries together (these are libraries we had to install beforehand).</text:p>
      <text:p text:style-name="P15">We then imported files we created locally like stylesheets, images, and components.</text:p>
      <text:p text:style-name="P15">For the sake of simplicity and easy understanding, our example doesn’t depict a very large codebase, but bear in mind being consistent with this format of imports will help you and other developers understand your React app better.</text:p>
      <text:p text:style-name="P15">You can go further grouping your local files according to file types if that works for you — that is, grouping components, images, stylesheets, Hooks, and so on separately under your local imports.</text:p>
      <text:p text:style-name="P15">Here’s an example:</text:p>
      <text:p text:style-name="P8"><text:span text:style-name="Source_20_Text"><text:span text:style-name="T32">import</text:span></text:span><text:span text:style-name="Source_20_Text"><text:span text:style-name="T39"> Home </text:span></text:span><text:span text:style-name="Source_20_Text"><text:span text:style-name="T32">from</text:span></text:span><text:span text:style-name="Source_20_Text"><text:span text:style-name="T39"> </text:span></text:span><text:span text:style-name="Source_20_Text"><text:span text:style-name="T52">"./Home"</text:span></text:span><text:span text:style-name="Source_20_Text"><text:span text:style-name="T45">;</text:span></text:span></text:p>
      <text:p text:style-name="P8"><text:span text:style-name="Source_20_Text"><text:span text:style-name="T32">import</text:span></text:span><text:span text:style-name="Source_20_Text"><text:span text:style-name="T39"> About </text:span></text:span><text:span text:style-name="Source_20_Text"><text:span text:style-name="T32">from</text:span></text:span><text:span text:style-name="Source_20_Text"><text:span text:style-name="T39"> </text:span></text:span><text:span text:style-name="Source_20_Text"><text:span text:style-name="T52">"./About"</text:span></text:span></text:p>
      <text:p text:style-name="P8"><text:span text:style-name="Source_20_Text"><text:span text:style-name="T32">import</text:span></text:span><text:span text:style-name="Source_20_Text"><text:span text:style-name="T39"> Contact </text:span></text:span><text:span text:style-name="Source_20_Text"><text:span text:style-name="T32">from</text:span></text:span><text:span text:style-name="Source_20_Text"><text:span text:style-name="T39"> </text:span></text:span><text:span text:style-name="Source_20_Text"><text:span text:style-name="T52">"./Contact"</text:span></text:span></text:p>
      <text:p text:style-name="P8"><text:span text:style-name="Source_20_Text"><text:span text:style-name="T32">import</text:span></text:span><text:span text:style-name="Source_20_Text"><text:span text:style-name="T39"> logo </text:span></text:span><text:span text:style-name="Source_20_Text"><text:span text:style-name="T32">from</text:span></text:span><text:span text:style-name="Source_20_Text"><text:span text:style-name="T39"> </text:span></text:span><text:span text:style-name="Source_20_Text"><text:span text:style-name="T52">"./logo.svg"</text:span></text:span><text:span text:style-name="Source_20_Text"><text:span text:style-name="T45">;</text:span></text:span></text:p>
      <text:p text:style-name="P8"><text:span text:style-name="Source_20_Text"><text:span text:style-name="T32">import</text:span></text:span><text:span text:style-name="Source_20_Text"><text:span text:style-name="T39"> closeBtn </text:span></text:span><text:span text:style-name="Source_20_Text"><text:span text:style-name="T32">from</text:span></text:span><text:span text:style-name="Source_20_Text"><text:span text:style-name="T39"> </text:span></text:span><text:span text:style-name="Source_20_Text"><text:span text:style-name="T52">"./close-btn.svg"</text:span></text:span></text:p>
      <text:p text:style-name="P8"><text:span text:style-name="Source_20_Text"><text:span text:style-name="T32">import</text:span></text:span><text:span text:style-name="Source_20_Text"><text:span text:style-name="T39"> </text:span></text:span><text:span text:style-name="Source_20_Text"><text:span text:style-name="T52">"./App.css"</text:span></text:span><text:span text:style-name="Source_20_Text"><text:span text:style-name="T45">;</text:span></text:span></text:p>
      <text:p text:style-name="P8"><text:span text:style-name="Source_20_Text"><text:span text:style-name="T32">import</text:span></text:span><text:span text:style-name="Source_20_Text"><text:span text:style-name="T39"> </text:span></text:span><text:span text:style-name="Source_20_Text"><text:span text:style-name="T52">"Home.css"</text:span></text:span><text:span text:style-name="Source_20_Text"><text:span text:style-name="T45">;</text:span></text:span></text:p>
      <text:h text:style-name="P4" text:outline-level="3"><text:bookmark text:name="3-adhere-to-naming-conventions"/>3. Adhere To Naming Conventions</text:h>
      <text:p text:style-name="P15">Naming conventions help improve code readability. This is not only applicable to component names but even your variable names, all the way to your Hooks.</text:p>
      <text:p text:style-name="P15">The React documentation does not offer any official pattern for naming your components. The most used naming conventions are camelCase and PascalCase.</text:p>
      <text:p text:style-name="P15">PascalCase is mostly used for component names:</text:p>
      <text:p text:style-name="P8"><text:soft-page-break/><text:span text:style-name="Source_20_Text"><text:span text:style-name="T32">import</text:span></text:span><text:span text:style-name="Source_20_Text"><text:span text:style-name="T39"> React </text:span></text:span><text:span text:style-name="Source_20_Text"><text:span text:style-name="T32">from</text:span></text:span><text:span text:style-name="Source_20_Text"><text:span text:style-name="T39"> </text:span></text:span><text:span text:style-name="Source_20_Text"><text:span text:style-name="T52">'react'</text:span></text:span><text:span text:style-name="Source_20_Text"><text:span text:style-name="T45">;</text:span></text:span></text:p>
      <text:p text:style-name="P8"><text:span text:style-name="Source_20_Text"><text:span text:style-name="T32">function</text:span></text:span><text:span text:style-name="Source_20_Text"><text:span text:style-name="T39"> </text:span></text:span><text:span text:style-name="Source_20_Text"><text:span text:style-name="T58">StudentList</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span text:style-name="Source_20_Text"><text:span text:style-name="T39">StudentList</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2"/></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StudentList</text:span></text:span></text:p>
      <text:p text:style-name="P23"><text:span text:style-name="T25">The component above is named </text:span><text:span text:style-name="Source_20_Text"><text:span text:style-name="T24">StudentList</text:span></text:span><text:span text:style-name="T25">, which is much more readable than </text:span><text:span text:style-name="Source_20_Text"><text:span text:style-name="T24">Studentlist</text:span></text:span><text:span text:style-name="T25"> or </text:span><text:span text:style-name="Source_20_Text"><text:span text:style-name="T24">studentlist</text:span></text:span><text:span text:style-name="T25">.</text:span></text:p>
      <text:p text:style-name="P15">On the other hand, the camelCase naming convention is mostly used for naming variables, Hooks, functions, arrays, and so on:</text:p>
      <text:p text:style-name="P8"><text:span text:style-name="Source_20_Text"><text:span text:style-name="T32">const</text:span></text:span><text:span text:style-name="Source_20_Text"><text:span text:style-name="T39"> </text:span></text:span><text:span text:style-name="Source_20_Text"><text:span text:style-name="T45">[</text:span></text:span><text:span text:style-name="Source_20_Text"><text:span text:style-name="T39">firstName</text:span></text:span><text:span text:style-name="Source_20_Text"><text:span text:style-name="T45">,</text:span></text:span><text:span text:style-name="Source_20_Text"><text:span text:style-name="T39"> setFirstName</text:span></text:span><text:span text:style-name="Source_20_Text"><text:span text:style-name="T45">]</text:span></text:span><text:span text:style-name="Source_20_Text"><text:span text:style-name="T39"> </text:span></text:span><text:span text:style-name="Source_20_Text"><text:span text:style-name="T63">=</text:span></text:span><text:span text:style-name="Source_20_Text"><text:span text:style-name="T39"> </text:span></text:span><text:span text:style-name="Source_20_Text"><text:span text:style-name="T58">useState</text:span></text:span><text:span text:style-name="Source_20_Text"><text:span text:style-name="T45">(</text:span></text:span><text:span text:style-name="Source_20_Text"><text:span text:style-name="T52">"Ihechikara"</text:span></text:span><text:span text:style-name="Source_20_Text"><text:span text:style-name="T45">);</text:span></text:span></text:p>
      <text:p text:style-name="P8"><text:span text:style-name="Source_20_Text"><text:span text:style-name="T32">const</text:span></text:span><text:span text:style-name="Source_20_Text"><text:span text:style-name="T39"> studentList </text:span></text:span><text:span text:style-name="Source_20_Text"><text:span text:style-name="T63">=</text:span></text:span><text:span text:style-name="Source_20_Text"><text:span text:style-name="T39"> </text:span></text:span><text:span text:style-name="Source_20_Text"><text:span text:style-name="T45">[];</text:span></text:span></text:p>
      <text:p text:style-name="P8"><text:span text:style-name="Source_20_Text"><text:span text:style-name="T32">const</text:span></text:span><text:span text:style-name="Source_20_Text"><text:span text:style-name="T39"> studentObject </text:span></text:span><text:span text:style-name="Source_20_Text"><text:span text:style-name="T63">=</text:span></text:span><text:span text:style-name="Source_20_Text"><text:span text:style-name="T39"> </text:span></text:span><text:span text:style-name="Source_20_Text"><text:span text:style-name="T45">{};</text:span></text:span></text:p>
      <text:p text:style-name="P8"><text:span text:style-name="Source_20_Text"><text:span text:style-name="T32">const</text:span></text:span><text:span text:style-name="Source_20_Text"><text:span text:style-name="T39"> </text:span></text:span><text:span text:style-name="Source_20_Text"><text:span text:style-name="T58">getStudent</text:span></text:span><text:span text:style-name="Source_20_Text"><text:span text:style-name="T39"> </text:span></text:span><text:span text:style-name="Source_20_Text"><text:span text:style-name="T63">=</text:span></text:span><text:span text:style-name="Source_20_Text"><text:span text:style-name="T39"> </text:span></text:span><text:span text:style-name="Source_20_Text"><text:span text:style-name="T45">()</text:span></text:span><text:span text:style-name="Source_20_Text"><text:span text:style-name="T39"> </text:span></text:span><text:span text:style-name="Source_20_Text"><text:span text:style-name="T63">=&gt;</text:span></text:span><text:span text:style-name="Source_20_Text"><text:span text:style-name="T39"> </text:span></text:span><text:span text:style-name="Source_20_Text"><text:span text:style-name="T45">{}</text:span></text:span></text:p>
      <text:h text:style-name="P4" text:outline-level="3"><text:bookmark text:name="4-use-a-linter"/>4. Use a Linter</text:h>
      <text:p text:style-name="P23"><text:span text:style-name="T25">A </text:span><text:a xlink:type="simple" xlink:href="https://kinsta.com/blog/wordpress-workflow/#take-advantage-of-linting" text:style-name="Internet_20_link" text:visited-style-name="Visited_20_Internet_20_Link"><text:span text:style-name="T68">linter tool</text:span></text:a><text:span text:style-name="T25"> helps improve code quality. One of the most popular linter tools for JavaScript and React is ESlint. But how exactly does this help with improving code quality?</text:span></text:p>
      <text:p text:style-name="P23"><text:span text:style-name="T25">A linter tool helps with consistency in a code base. When </text:span><text:a xlink:type="simple" xlink:href="https://kinsta.com/blog/wordpress-workflow/#step-6-use-linting" text:style-name="Internet_20_link" text:visited-style-name="Visited_20_Internet_20_Link"><text:span text:style-name="T68">using a tool like ESLint</text:span></text:a><text:span text:style-name="T25">, you can set the rules you want every developer working on the project to follow. These rules may include requirements for using double quotes instead of single quotes, braces around arrow functions, a particular naming convention, and so much more.</text:span></text:p>
      <text:p text:style-name="P15">The tool observes your code and then notifies you when a rule has been broken. The keyword or line that breaks the rule would usually be underlined in red.</text:p>
      <text:p text:style-name="P15">Since every developer has their own style of coding, linter tools can help with code uniformity.</text:p>
      <text:p text:style-name="P15">Linter tools can also help us fix bugs easily. We can see spelling errors, variables that have been declared but not used, and other such functionalities. Some of these bugs can be fixed automatically as you code.</text:p>
      <text:p text:style-name="P23"><text:span text:style-name="T25">Tools like ESLint are built into most </text:span><text:a xlink:type="simple" xlink:href="https://kinsta.com/blog/free-html-editor/" text:style-name="Internet_20_link" text:visited-style-name="Visited_20_Internet_20_Link"><text:span text:style-name="T68">code editors</text:span></text:a><text:span text:style-name="T25"> so you get linter functionalities on the go. You can also configure it to suit your coding requirements.</text:span></text:p>
      <text:h text:style-name="P4" text:outline-level="3"><text:bookmark text:name="5-employ-snippet-libraries"/>5. Employ Snippet Libraries</text:h>
      <text:p text:style-name="P23"><text:span text:style-name="T25">The cool thing about using a framework with an active community is the availability of </text:span><text:a xlink:type="simple" xlink:href="https://kinsta.com/blog/web-development-tools/" text:style-name="Internet_20_link" text:visited-style-name="Visited_20_Internet_20_Link"><text:span text:style-name="T68">tools being created to make development easier</text:span></text:a><text:span text:style-name="T25">.</text:span></text:p>
      <text:p text:style-name="P15">Snippet libraries can make development faster by providing prebuilt code that developers use often.</text:p>
      <text:p text:style-name="P23"><text:span text:style-name="T25">A good example is the </text:span><text:a xlink:type="simple" xlink:href="https://marketplace.visualstudio.com/items?itemName=rodrigovallades.es7-react-js-snippets" office:target-frame-name="_blank" xlink:show="new" text:style-name="Internet_20_link" text:visited-style-name="Visited_20_Internet_20_Link"><text:span text:style-name="T68">ES7+ React/Redux/React-Native snippets extension</text:span></text:a><text:span text:style-name="T25">, which has a lot of helpful commands for generating prebuilt code. For instance, if you want to create a React functional component without typing out all the code, all you need to do using the extension is type </text:span><text:span text:style-name="Source_20_Text"><text:span text:style-name="T24">rfce</text:span></text:span><text:span text:style-name="T25"> and hit </text:span><text:span text:style-name="Strong_20_Emphasis"><text:span text:style-name="T26">Enter</text:span></text:span><text:span text:style-name="T25">.</text:span></text:p>
      <text:p text:style-name="P15">The command above will go on to generate a functional component with a name that corresponds with the file name. We generated the code below using the ES7+ React/Redux/React-Native snippets extension:</text:p>
      <text:p text:style-name="P8"><text:soft-page-break/><text:span text:style-name="Source_20_Text"><text:span text:style-name="T32">import</text:span></text:span><text:span text:style-name="Source_20_Text"><text:span text:style-name="T39"> React </text:span></text:span><text:span text:style-name="Source_20_Text"><text:span text:style-name="T32">from</text:span></text:span><text:span text:style-name="Source_20_Text"><text:span text:style-name="T39"> </text:span></text:span><text:span text:style-name="Source_20_Text"><text:span text:style-name="T52">'react'</text:span></text:span><text:span text:style-name="Source_20_Text"><text:span text:style-name="T45">;</text:span></text:span></text:p>
      <text:p text:style-name="P8"><text:span text:style-name="Source_20_Text"><text:span text:style-name="T32">function</text:span></text:span><text:span text:style-name="Source_20_Text"><text:span text:style-name="T39"> </text:span></text:span><text:span text:style-name="Source_20_Text"><text:span text:style-name="T58">StudentList</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span text:style-name="Source_20_Text"><text:span text:style-name="T39">StudentList</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2"/></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StudentList</text:span></text:span></text:p>
      <text:p text:style-name="P15">Another useful snippet tool is the Tailwind CSS IntelliSense extension, which simplifies the process of styling web pages with Tailwind CSS. The extension can help you with autocompletion by suggesting utility classes, syntax highlighting, and linting functionalities. You can even see what your colors look like while coding.</text:p>
      <text:h text:style-name="P4" text:outline-level="3"><text:bookmark text:name="6-combine-css-and-javascript"/>6. Combine CSS and JavaScript</text:h>
      <text:p text:style-name="P15">When working on large projects, using different stylesheet files for each component can make your file structure bulky and hard to navigate around.</text:p>
      <text:p text:style-name="P15">A solution to this problem is to combine your CSS and JSX code. You can use frameworks/libraries like Tailwind CSS and Emotion for this.</text:p>
      <text:p text:style-name="P15">Here’s what styling with Tailwind CSS looks like:</text:p>
      <text:p text:style-name="P8"><text:span text:style-name="Source_20_Text"><text:span text:style-name="T63">&lt;</text:span></text:span><text:span text:style-name="Source_20_Text"><text:span text:style-name="T39">p className</text:span></text:span><text:span text:style-name="Source_20_Text"><text:span text:style-name="T63">=</text:span></text:span><text:span text:style-name="Source_20_Text"><text:span text:style-name="T52">"font-bold mr-8"</text:span></text:span><text:span text:style-name="Source_20_Text"><text:span text:style-name="T63">&gt;</text:span></text:span><text:span text:style-name="Source_20_Text"><text:span text:style-name="T39">resource edge</text:span></text:span><text:span text:style-name="Source_20_Text"><text:span text:style-name="T63">&lt;/</text:span></text:span><text:span text:style-name="Source_20_Text"><text:span text:style-name="T39">p</text:span></text:span><text:span text:style-name="Source_20_Text"><text:span text:style-name="T63">&gt;</text:span></text:span></text:p>
      <text:p text:style-name="P15">The code above give the paragraph element a bold font and adds some margin on the right. We are able to do this using the framework’s utility classes.</text:p>
      <text:p text:style-name="P15">Here’s how you’d style an element using Emotion:</text:p>
      <text:p text:style-name="P8"><text:span text:style-name="Source_20_Text"><text:span text:style-name="T63">&lt;</text:span></text:span><text:span text:style-name="Source_20_Text"><text:span text:style-name="T39">h1</text:span></text:span></text:p>
      <text:p text:style-name="P8"><text:span text:style-name="Source_20_Text"><text:span text:style-name="T39">css</text:span></text:span><text:span text:style-name="Source_20_Text"><text:span text:style-name="T63">=</text:span></text:span><text:span text:style-name="Source_20_Text"><text:span text:style-name="T45">{</text:span></text:span><text:span text:style-name="Source_20_Text"><text:span text:style-name="T39">css</text:span></text:span><text:span text:style-name="Source_20_Text"><text:span text:style-name="T52">`</text:span></text:span></text:p>
      <text:p text:style-name="P9"><text:span text:style-name="Source_20_Text"><text:span text:style-name="T53"><text:s text:c="2"/></text:span></text:span><text:span text:style-name="Source_20_Text"><text:span text:style-name="T52">color: black;</text:span></text:span></text:p>
      <text:p text:style-name="P9"><text:span text:style-name="Source_20_Text"><text:span text:style-name="T53"><text:s text:c="2"/></text:span></text:span><text:span text:style-name="Source_20_Text"><text:span text:style-name="T52">font-size: 30px;</text:span></text:span></text:p>
      <text:p text:style-name="P8"><text:span text:style-name="Source_20_Text"><text:span text:style-name="T52">`</text:span></text:span><text:span text:style-name="Source_20_Text"><text:span text:style-name="T45">}</text:span></text:span></text:p>
      <text:p text:style-name="P8"><text:span text:style-name="Source_20_Text"><text:span text:style-name="T63">&gt;</text:span></text:span></text:p>
      <text:p text:style-name="P8"><text:span text:style-name="Source_20_Text"><text:span text:style-name="T39">Hello World</text:span></text:span><text:span text:style-name="Source_20_Text"><text:span text:style-name="T63">!</text:span></text:span></text:p>
      <text:p text:style-name="P8"><text:span text:style-name="Source_20_Text"><text:span text:style-name="T63">&lt;/</text:span></text:span><text:span text:style-name="Source_20_Text"><text:span text:style-name="T39">h1</text:span></text:span><text:span text:style-name="Source_20_Text"><text:span text:style-name="T63">&gt;</text:span></text:span></text:p>
      <text:h text:style-name="P4" text:outline-level="3"><text:bookmark text:name="7-limit-component-creation"/>7. Limit Component Creation</text:h>
      <text:p text:style-name="P15">One of the core features of React is code reusability. You can create a component and reuse its logic as many times as possible without rewriting that logic.</text:p>
      <text:p text:style-name="P15">With that in mind, you should always limit the number of components you create. Not doing so bloats the file structure with unnecessary files that shouldn’t exist in the first place.</text:p>
      <text:p text:style-name="P15">We’ll use a very easy example to demonstrate this:</text:p>
      <text:p text:style-name="P8"><text:soft-page-break/><text:span text:style-name="Source_20_Text"><text:span text:style-name="T32">function</text:span></text:span><text:span text:style-name="Source_20_Text"><text:span text:style-name="T39"> </text:span></text:span><text:span text:style-name="Source_20_Text"><text:span text:style-name="T58">UserInfo</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h1</text:span></text:span><text:span text:style-name="Source_20_Text"><text:span text:style-name="T63">&gt;</text:span></text:span><text:span text:style-name="Source_20_Text"><text:span text:style-name="T39">My name is Ihechikara</text:span></text:span><text:span text:style-name="Source_20_Text"><text:span text:style-name="T45">.</text:span></text:span><text:span text:style-name="Source_20_Text"><text:span text:style-name="T63">&lt;/</text:span></text:span><text:span text:style-name="Source_20_Text"><text:span text:style-name="T39">h1</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2"/></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UserInfo</text:span></text:span></text:p>
      <text:p text:style-name="P15">The component above shows the name of a user. If we were to create a different file for every user, we’d eventually have an unreasonable number of files. (Of course, we’re using user information to keep things simple. In a real life situation, you may be dealing with a different type of logic.)</text:p>
      <text:p text:style-name="P15">To make our component reusable, we can make use of Props. Here’s how:</text:p>
      <text:p text:style-name="P8"><text:span text:style-name="Source_20_Text"><text:span text:style-name="T32">function</text:span></text:span><text:span text:style-name="Source_20_Text"><text:span text:style-name="T39"> </text:span></text:span><text:span text:style-name="Source_20_Text"><text:span text:style-name="T58">UserInfo</text:span></text:span><text:span text:style-name="Source_20_Text"><text:span text:style-name="T45">({</text:span></text:span><text:span text:style-name="Source_20_Text"><text:span text:style-name="T39">userName</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h1</text:span></text:span><text:span text:style-name="Source_20_Text"><text:span text:style-name="T63">&gt;</text:span></text:span><text:span text:style-name="Source_20_Text"><text:span text:style-name="T39">My name is </text:span></text:span><text:span text:style-name="Source_20_Text"><text:span text:style-name="T45">{</text:span></text:span><text:span text:style-name="Source_20_Text"><text:span text:style-name="T39">userName</text:span></text:span><text:span text:style-name="Source_20_Text"><text:span text:style-name="T45">}.</text:span></text:span><text:span text:style-name="Source_20_Text"><text:span text:style-name="T63">&lt;/</text:span></text:span><text:span text:style-name="Source_20_Text"><text:span text:style-name="T39">h1</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2"/></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UserInfo</text:span></text:span></text:p>
      <text:p text:style-name="P15">After that, we can then import this component and use it as many times as we want:</text:p>
      <text:p text:style-name="P8"><text:span text:style-name="Source_20_Text"><text:span text:style-name="T32">import</text:span></text:span><text:span text:style-name="Source_20_Text"><text:span text:style-name="T39"> UserInfo </text:span></text:span><text:span text:style-name="Source_20_Text"><text:span text:style-name="T32">from</text:span></text:span><text:span text:style-name="Source_20_Text"><text:span text:style-name="T39"> </text:span></text:span><text:span text:style-name="Source_20_Text"><text:span text:style-name="T52">"./UserInfo"</text:span></text:span><text:span text:style-name="Source_20_Text"><text:span text:style-name="T45">;</text:span></text:span></text:p>
      <text:p text:style-name="P8"><text:span text:style-name="Source_20_Text"><text:span text:style-name="T32">function</text:span></text:span><text:span text:style-name="Source_20_Text"><text:span text:style-name="T39"> </text:span></text:span><text:span text:style-name="Source_20_Text"><text:span text:style-name="T58">App</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63">&lt;</text:span></text:span><text:span text:style-name="Source_20_Text"><text:span text:style-name="T39">div className</text:span></text:span><text:span text:style-name="Source_20_Text"><text:span text:style-name="T63">=</text:span></text:span><text:span text:style-name="Source_20_Text"><text:span text:style-name="T52">"App"</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UserInfo userName</text:span></text:span><text:span text:style-name="Source_20_Text"><text:span text:style-name="T63">=</text:span></text:span><text:span text:style-name="Source_20_Text"><text:span text:style-name="T45">{</text:span></text:span><text:span text:style-name="Source_20_Text"><text:span text:style-name="T52">"Ihechikara"</text:span></text:span><text:span text:style-name="Source_20_Text"><text:span text:style-name="T45">}</text:span></text:span><text:span text:style-name="Source_20_Text"><text:span text:style-name="T39"> </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UserInfo userName</text:span></text:span><text:span text:style-name="Source_20_Text"><text:span text:style-name="T63">=</text:span></text:span><text:span text:style-name="Source_20_Text"><text:span text:style-name="T45">{</text:span></text:span><text:span text:style-name="Source_20_Text"><text:span text:style-name="T52">"John"</text:span></text:span><text:span text:style-name="Source_20_Text"><text:span text:style-name="T45">}</text:span></text:span><text:span text:style-name="Source_20_Text"><text:span text:style-name="T39"> </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UserInfo userName</text:span></text:span><text:span text:style-name="Source_20_Text"><text:span text:style-name="T63">=</text:span></text:span><text:span text:style-name="Source_20_Text"><text:span text:style-name="T45">{</text:span></text:span><text:span text:style-name="Source_20_Text"><text:span text:style-name="T52">"Jane"</text:span></text:span><text:span text:style-name="Source_20_Text"><text:span text:style-name="T45">}</text:span></text:span><text:span text:style-name="Source_20_Text"><text:span text:style-name="T39"> </text:span></text:span><text:span text:style-name="Source_20_Text"><text:span text:style-name="T63">/&gt;</text:span></text:span></text:p>
      <text:p text:style-name="P8"><text:span text:style-name="Source_20_Text"><text:span text:style-name="T40"><text:s text:c="4"/></text:span></text:span><text:span text:style-name="Source_20_Text"><text:span text:style-name="T63">&lt;/</text:span></text:span><text:span text:style-name="Source_20_Text"><text:span text:style-name="T39">div</text:span></text:span><text:span text:style-name="Source_20_Text"><text:span text:style-name="T63">&gt;</text:span></text:span></text:p>
      <text:p text:style-name="P8"><text:span text:style-name="Source_20_Text"><text:span text:style-name="T40"><text:s text:c="2"/></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App</text:span></text:span><text:span text:style-name="Source_20_Text"><text:span text:style-name="T45">;</text:span></text:span></text:p>
      <text:p text:style-name="P23"><text:soft-page-break/><text:span text:style-name="T25">Now we have three different instances of the </text:span><text:span text:style-name="Source_20_Text"><text:span text:style-name="T24">UserInfo</text:span></text:span><text:span text:style-name="T25"> component coming from the logic created in one file instead of having three separate files for each user.</text:span></text:p>
      <text:h text:style-name="P4" text:outline-level="3"><text:bookmark text:name="8-implement-lazy-loading"/>8. Implement Lazy Loading</text:h>
      <text:p text:style-name="P23"><text:span text:style-name="T25">Lazy loading is very useful as your React app grows. When you have a big codebase, </text:span><text:a xlink:type="simple" xlink:href="https://kinsta.com/blog/ttfb/" text:style-name="Internet_20_link" text:visited-style-name="Visited_20_Internet_20_Link"><text:span text:style-name="T68">load time for your web pages</text:span></text:a><text:span text:style-name="T25"> slows down. This is because the whole app has to be loaded every time for every user.</text:span></text:p>
      <text:p text:style-name="P23"><text:span text:style-name="T27">“</text:span><text:span text:style-name="T25">Lazy loading” is a term used for various implementations. Here, we associate it with JavaScript and React, but you can also </text:span><text:a xlink:type="simple" xlink:href="https://kinsta.com/blog/wordpress-lazy-load/" text:style-name="Internet_20_link" text:visited-style-name="Visited_20_Internet_20_Link"><text:span text:style-name="T68">implement lazy loading on images and videos</text:span></text:a><text:span text:style-name="T25">.</text:span></text:p>
      <text:p text:style-name="P15">By default, React bundles and deploys the whole application. But we can change this behavior using lazy loading, otherwise known as code splitting.</text:p>
      <text:p text:style-name="P15">Basically, you can limit what section of your app gets loaded at a particular point. This is accomplished by splitting your bundles and only loading those relevant to the user’s requirements. For instance, you can first load only the logic required for the user to sign in, then load the logic for the user’s dashboard only after they have successfully signed in.</text:p>
      <text:h text:style-name="P4" text:outline-level="3"><text:bookmark text:name="9-employ-reusable-hooks"/>9. Employ Reusable Hooks</text:h>
      <text:p text:style-name="P15">Hooks in React let you harness some of React’s additional functionalities, like interacting with your component’s state and running after-effects in relation to certain state changes in your component. We can do all this without writing class components.</text:p>
      <text:p text:style-name="P15">We can also make Hooks reusable so we don’t have to retype the logic in every file they’re used. We do this by creating custom Hooks that can be imported anywhere in the app.</text:p>
      <text:p text:style-name="P15">In the example below, we’ll create a Hook for fetching data from external APIs:</text:p>
      <text:p text:style-name="P8"><text:span text:style-name="Source_20_Text"><text:span text:style-name="T32">import</text:span></text:span><text:span text:style-name="Source_20_Text"><text:span text:style-name="T39"> </text:span></text:span><text:span text:style-name="Source_20_Text"><text:span text:style-name="T45">{</text:span></text:span><text:span text:style-name="Source_20_Text"><text:span text:style-name="T39"> useState</text:span></text:span><text:span text:style-name="Source_20_Text"><text:span text:style-name="T45">,</text:span></text:span><text:span text:style-name="Source_20_Text"><text:span text:style-name="T39"> useEffect </text:span></text:span><text:span text:style-name="Source_20_Text"><text:span text:style-name="T45">}</text:span></text:span><text:span text:style-name="Source_20_Text"><text:span text:style-name="T39"> </text:span></text:span><text:span text:style-name="Source_20_Text"><text:span text:style-name="T32">from</text:span></text:span><text:span text:style-name="Source_20_Text"><text:span text:style-name="T39"> </text:span></text:span><text:span text:style-name="Source_20_Text"><text:span text:style-name="T52">"react"</text:span></text:span><text:span text:style-name="Source_20_Text"><text:span text:style-name="T45">;</text:span></text:span></text:p>
      <text:p text:style-name="P8"><text:span text:style-name="Source_20_Text"><text:span text:style-name="T32">function</text:span></text:span><text:span text:style-name="Source_20_Text"><text:span text:style-name="T39"> </text:span></text:span><text:span text:style-name="Source_20_Text"><text:span text:style-name="T58">useFetchData</text:span></text:span><text:span text:style-name="Source_20_Text"><text:span text:style-name="T45">(</text:span></text:span><text:span text:style-name="Source_20_Text"><text:span text:style-name="T39">url</text:span></text:span><text:span text:style-name="Source_20_Text"><text:span text:style-name="T45">)</text:span></text:span><text:span text:style-name="Source_20_Text"><text:span text:style-name="T39"> </text:span></text:span><text:span text:style-name="Source_20_Text"><text:span text:style-name="T45">{</text:span></text:span></text:p>
      <text:p text:style-name="P8"><text:span text:style-name="Source_20_Text"><text:span text:style-name="T40"><text:s text:c="2"/></text:span></text:span><text:span text:style-name="Source_20_Text"><text:span text:style-name="T32">const</text:span></text:span><text:span text:style-name="Source_20_Text"><text:span text:style-name="T39"> </text:span></text:span><text:span text:style-name="Source_20_Text"><text:span text:style-name="T45">[</text:span></text:span><text:span text:style-name="Source_20_Text"><text:span text:style-name="T39">data</text:span></text:span><text:span text:style-name="Source_20_Text"><text:span text:style-name="T45">,</text:span></text:span><text:span text:style-name="Source_20_Text"><text:span text:style-name="T39"> setData</text:span></text:span><text:span text:style-name="Source_20_Text"><text:span text:style-name="T45">]</text:span></text:span><text:span text:style-name="Source_20_Text"><text:span text:style-name="T39"> </text:span></text:span><text:span text:style-name="Source_20_Text"><text:span text:style-name="T63">=</text:span></text:span><text:span text:style-name="Source_20_Text"><text:span text:style-name="T39"> </text:span></text:span><text:span text:style-name="Source_20_Text"><text:span text:style-name="T58">useState</text:span></text:span><text:span text:style-name="Source_20_Text"><text:span text:style-name="T45">(</text:span></text:span><text:span text:style-name="Source_20_Text"><text:span text:style-name="T32">null</text:span></text:span><text:span text:style-name="Source_20_Text"><text:span text:style-name="T45">);</text:span></text:span></text:p>
      <text:p text:style-name="P8"><text:span text:style-name="Source_20_Text"><text:span text:style-name="T40"><text:s text:c="2"/></text:span></text:span><text:span text:style-name="Source_20_Text"><text:span text:style-name="T58">useEffect</text:span></text:span><text:span text:style-name="Source_20_Text"><text:span text:style-name="T45">(()</text:span></text:span><text:span text:style-name="Source_20_Text"><text:span text:style-name="T39"> </text:span></text:span><text:span text:style-name="Source_20_Text"><text:span text:style-name="T63">=&gt;</text:span></text:span><text:span text:style-name="Source_20_Text"><text:span text:style-name="T39"> </text:span></text:span><text:span text:style-name="Source_20_Text"><text:span text:style-name="T45">{</text:span></text:span></text:p>
      <text:p text:style-name="P8"><text:span text:style-name="Source_20_Text"><text:span text:style-name="T40"><text:s text:c="4"/></text:span></text:span><text:span text:style-name="Source_20_Text"><text:span text:style-name="T58">fetch</text:span></text:span><text:span text:style-name="Source_20_Text"><text:span text:style-name="T45">(</text:span></text:span><text:span text:style-name="Source_20_Text"><text:span text:style-name="T39">url</text:span></text:span><text:span text:style-name="Source_20_Text"><text:span text:style-name="T45">)</text:span></text:span></text:p>
      <text:p text:style-name="P8"><text:span text:style-name="Source_20_Text"><text:span text:style-name="T40"><text:s text:c="4"/></text:span></text:span><text:span text:style-name="Source_20_Text"><text:span text:style-name="T45">.</text:span></text:span><text:span text:style-name="Source_20_Text"><text:span text:style-name="T58">then</text:span></text:span><text:span text:style-name="Source_20_Text"><text:span text:style-name="T45">((</text:span></text:span><text:span text:style-name="Source_20_Text"><text:span text:style-name="T39">res</text:span></text:span><text:span text:style-name="Source_20_Text"><text:span text:style-name="T45">)</text:span></text:span><text:span text:style-name="Source_20_Text"><text:span text:style-name="T39"> </text:span></text:span><text:span text:style-name="Source_20_Text"><text:span text:style-name="T63">=&gt;</text:span></text:span><text:span text:style-name="Source_20_Text"><text:span text:style-name="T39"> res</text:span></text:span><text:span text:style-name="Source_20_Text"><text:span text:style-name="T45">.</text:span></text:span><text:span text:style-name="Source_20_Text"><text:span text:style-name="T58">json</text:span></text:span><text:span text:style-name="Source_20_Text"><text:span text:style-name="T45">())</text:span></text:span></text:p>
      <text:p text:style-name="P8"><text:span text:style-name="Source_20_Text"><text:span text:style-name="T40"><text:s text:c="4"/></text:span></text:span><text:span text:style-name="Source_20_Text"><text:span text:style-name="T45">.</text:span></text:span><text:span text:style-name="Source_20_Text"><text:span text:style-name="T58">then</text:span></text:span><text:span text:style-name="Source_20_Text"><text:span text:style-name="T45">((</text:span></text:span><text:span text:style-name="Source_20_Text"><text:span text:style-name="T39">data</text:span></text:span><text:span text:style-name="Source_20_Text"><text:span text:style-name="T45">)</text:span></text:span><text:span text:style-name="Source_20_Text"><text:span text:style-name="T39"> </text:span></text:span><text:span text:style-name="Source_20_Text"><text:span text:style-name="T63">=&gt;</text:span></text:span><text:span text:style-name="Source_20_Text"><text:span text:style-name="T39"> </text:span></text:span><text:span text:style-name="Source_20_Text"><text:span text:style-name="T58">setData</text:span></text:span><text:span text:style-name="Source_20_Text"><text:span text:style-name="T45">(</text:span></text:span><text:span text:style-name="Source_20_Text"><text:span text:style-name="T39">data</text:span></text:span><text:span text:style-name="Source_20_Text"><text:span text:style-name="T45">))</text:span></text:span></text:p>
      <text:p text:style-name="P8"><text:span text:style-name="Source_20_Text"><text:span text:style-name="T40"><text:s text:c="4"/></text:span></text:span><text:span text:style-name="Source_20_Text"><text:span text:style-name="T45">.</text:span></text:span><text:span text:style-name="Source_20_Text"><text:span text:style-name="T58">catch</text:span></text:span><text:span text:style-name="Source_20_Text"><text:span text:style-name="T45">((</text:span></text:span><text:span text:style-name="Source_20_Text"><text:span text:style-name="T39">err</text:span></text:span><text:span text:style-name="Source_20_Text"><text:span text:style-name="T45">)</text:span></text:span><text:span text:style-name="Source_20_Text"><text:span text:style-name="T39"> </text:span></text:span><text:span text:style-name="Source_20_Text"><text:span text:style-name="T63">=&gt;</text:span></text:span><text:span text:style-name="Source_20_Text"><text:span text:style-name="T39"> console</text:span></text:span><text:span text:style-name="Source_20_Text"><text:span text:style-name="T45">.</text:span></text:span><text:span text:style-name="Source_20_Text"><text:span text:style-name="T58">log</text:span></text:span><text:span text:style-name="Source_20_Text"><text:span text:style-name="T45">(</text:span></text:span><text:span text:style-name="Source_20_Text"><text:span text:style-name="T52">`Error: </text:span></text:span><text:span text:style-name="Source_20_Text"><text:span text:style-name="T45">${</text:span></text:span><text:span text:style-name="Source_20_Text"><text:span text:style-name="T39">err</text:span></text:span><text:span text:style-name="Source_20_Text"><text:span text:style-name="T45">}</text:span></text:span><text:span text:style-name="Source_20_Text"><text:span text:style-name="T52">`</text:span></text:span><text:span text:style-name="Source_20_Text"><text:span text:style-name="T45">));</text:span></text:span></text:p>
      <text:p text:style-name="P8"><text:span text:style-name="Source_20_Text"><text:span text:style-name="T40"><text:s text:c="2"/></text:span></text:span><text:span text:style-name="Source_20_Text"><text:span text:style-name="T45">},</text:span></text:span><text:span text:style-name="Source_20_Text"><text:span text:style-name="T39"> </text:span></text:span><text:span text:style-name="Source_20_Text"><text:span text:style-name="T45">[</text:span></text:span><text:span text:style-name="Source_20_Text"><text:span text:style-name="T39">url</text:span></text:span><text:span text:style-name="Source_20_Text"><text:span text:style-name="T45">]);</text:span></text:span></text:p>
      <text:p text:style-name="P8"><text:span text:style-name="Source_20_Text"><text:span text:style-name="T40"><text:s text:c="2"/></text:span></text:span><text:span text:style-name="Source_20_Text"><text:span text:style-name="T32">return</text:span></text:span><text:span text:style-name="Source_20_Text"><text:span text:style-name="T39"> </text:span></text:span><text:span text:style-name="Source_20_Text"><text:span text:style-name="T45">{</text:span></text:span><text:span text:style-name="Source_20_Text"><text:span text:style-name="T39"> data </text:span></text:span><text:span text:style-name="Source_20_Text"><text:span text:style-name="T45">};</text:span></text:span></text:p>
      <text:p text:style-name="P8"><text:span text:style-name="Source_20_Text"><text:span text:style-name="T45">}</text:span></text:span></text:p>
      <text:p text:style-name="P8"><text:span text:style-name="Source_20_Text"><text:span text:style-name="T32">export</text:span></text:span><text:span text:style-name="Source_20_Text"><text:span text:style-name="T39"> </text:span></text:span><text:span text:style-name="Source_20_Text"><text:span text:style-name="T32">default</text:span></text:span><text:span text:style-name="Source_20_Text"><text:span text:style-name="T39"> useFetchData</text:span></text:span><text:span text:style-name="Source_20_Text"><text:span text:style-name="T45">;</text:span></text:span></text:p>
      <text:p text:style-name="P15">We have created a Hook for fetching data from APIs above. Now it can be imported into any component. This saves us the stress of typing out all that logic in every component where we have to fetch external data.</text:p>
      <text:p text:style-name="P15">The type of custom Hooks we can create in React is limitless, so it’s up to you to decide how to use them. Just remember that if it’s a functionality that has to be repeated across different components, you should definitely make it reusable.</text:p>
      <text:h text:style-name="P4" text:outline-level="3"><text:bookmark text:name="10-log-and-manage-errors"/>10. Log and Manage Errors</text:h>
      <text:p text:style-name="P23"><text:span text:style-name="T25">There are different ways of handling errors in React like using error boundaries, try and catch blocks or using external libraries like </text:span><text:span text:style-name="Source_20_Text"><text:span text:style-name="T24">react-error-boundary</text:span></text:span><text:span text:style-name="T25">.</text:span></text:p>
      <text:p text:style-name="P15">The built in error boundaries that was introduced in React 16 was a functionality for class components so we won’t discuss it because it’s advisable that you use functional components instead of class components.</text:p>
      <text:p text:style-name="P23"><text:soft-page-break/><text:span text:style-name="T25">On the other hand, using a </text:span><text:span text:style-name="Source_20_Text"><text:span text:style-name="T24">try</text:span></text:span><text:span text:style-name="T25"> and </text:span><text:span text:style-name="Source_20_Text"><text:span text:style-name="T24">catch</text:span></text:span><text:span text:style-name="T25"> block only works for imperative code, but not declarative code. This means that it’s not a good option when working with JSX.</text:span></text:p>
      <text:p text:style-name="P23"><text:span text:style-name="T25">Our best recommendation would be to use a </text:span><text:a xlink:type="simple" xlink:href="https://github.com/bvaughn/react-error-boundary" office:target-frame-name="_blank" xlink:show="new" text:style-name="Internet_20_link" text:visited-style-name="Visited_20_Internet_20_Link"><text:span text:style-name="T68">library like react-error-boundary</text:span></text:a><text:span text:style-name="T25">. This library provides functionalities that can be wrapped around your components, which will help you detect errors while your React app is being rendered.</text:span></text:p>
      <text:h text:style-name="P4" text:outline-level="3"><text:bookmark text:name="11-monitor-and-test-your-code"/>11. Monitor and Test Your Code</text:h>
      <text:p text:style-name="P23"><text:a xlink:type="simple" xlink:href="https://kinsta.com/blog/code-review-tools/" text:style-name="Internet_20_link" text:visited-style-name="Visited_20_Internet_20_Link"><text:span text:style-name="T68">Testing your code during development</text:span></text:a><text:span text:style-name="T25"> helps you write </text:span><text:a xlink:type="simple" xlink:href="https://kinsta.com/blog/html-best-practices/" text:style-name="Internet_20_link" text:visited-style-name="Visited_20_Internet_20_Link"><text:span text:style-name="T68">maintainable code</text:span></text:a><text:span text:style-name="T25">. Unfortunately, this is something a lot of developers neglect.</text:span></text:p>
      <text:p text:style-name="P15">Although many may argue that testing isn’t a big deal when building your web app, it comes with innumerable advantages. Here are just a few:</text:p>
      <text:list xml:id="list3072614169" text:style-name="L2">
        <text:list-item>
          <text:p text:style-name="P24"><text:span text:style-name="T25">Testing helps you </text:span><text:a xlink:type="simple" xlink:href="https://kinsta.com/blog/debugging-wordpress-performance/" text:style-name="Internet_20_link" text:visited-style-name="Visited_20_Internet_20_Link"><text:span text:style-name="T68">detect errors and bugs</text:span></text:a><text:span text:style-name="T25">.</text:span></text:p>
        </text:list-item>
        <text:list-item>
          <text:p text:style-name="P16">Detecting bugs leads to improved code quality.</text:p>
        </text:list-item>
        <text:list-item>
          <text:p text:style-name="P16">Unit tests can be documented for data collection and future reference.</text:p>
        </text:list-item>
        <text:list-item>
          <text:p text:style-name="P16">Early bug detection saves you the cost of paying developers to put out the fire the bug could cause if left unchecked.</text:p>
        </text:list-item>
        <text:list-item>
          <text:p text:style-name="P24"><text:span text:style-name="T25">Bug-free apps and sites </text:span><text:a xlink:type="simple" xlink:href="https://kinsta.com/blog/trust-badges/" text:style-name="Internet_20_link" text:visited-style-name="Visited_20_Internet_20_Link"><text:span text:style-name="T68">earn trust and loyalty from their audience</text:span></text:a><text:span text:style-name="T25">, which leads to greater growth.</text:span></text:p>
        </text:list-item>
      </text:list>
      <text:p text:style-name="P23"><text:span text:style-name="T25">You can use tools like Jest or React Testing Library to test your code. There are </text:span><text:a xlink:type="simple" xlink:href="https://kinsta.com/blog/performance-testing-tools/" text:style-name="Internet_20_link" text:visited-style-name="Visited_20_Internet_20_Link"><text:span text:style-name="T68">plenty of testing tools</text:span></text:a><text:span text:style-name="T25"> you can choose from — it all comes down to the one that works best for you.</text:span></text:p>
      <text:p text:style-name="P23"><text:span text:style-name="T25">You can also test your React apps as you build them by running the apps </text:span><text:a xlink:type="simple" xlink:href="https://kinsta.com/blog/microsoft-edge-vs-chrome/" text:style-name="Internet_20_link" text:visited-style-name="Visited_20_Internet_20_Link"><text:span text:style-name="T68">in your browser</text:span></text:a><text:span text:style-name="T25">. You’d usually get any detected error displayed on the screen. This is similar to developing WordPress sites using </text:span><text:a xlink:type="simple" xlink:href="https://kinsta.com/devkinsta/" text:style-name="Internet_20_link" text:visited-style-name="Visited_20_Internet_20_Link"><text:span text:style-name="T68">DevKinsta</text:span></text:a><text:span text:style-name="T25"> — a tool that allows you to design, develop, and deploy WordPress sites on your local machine.</text:span></text:p>
      <text:h text:style-name="P4" text:outline-level="3"><text:bookmark text:name="12-make-use-of-functional-components"/>12. Make Use of Functional Components</text:h>
      <text:p text:style-name="P23"><text:span text:style-name="T25">Using functional components in React comes with a lot of advantages: You write less code, it’s easier to read, and the beta version of the </text:span><text:a xlink:type="simple" xlink:href="https://reactjs.org/docs/getting-started.html" office:target-frame-name="_blank" xlink:show="new" text:style-name="Internet_20_link" text:visited-style-name="Visited_20_Internet_20_Link"><text:span text:style-name="T68">official React documentation</text:span></text:a><text:span text:style-name="T25"> is being rewritten using functional components (Hooks), so you should definitely get used to using them.</text:span></text:p>
      <text:p text:style-name="P23"><text:span text:style-name="T25">With functional components, you don’t have to worry about using the </text:span><text:span text:style-name="Source_20_Text"><text:span text:style-name="T24">this</text:span></text:span><text:span text:style-name="T25"> or using classes. You can also manage your component’s state easily by writing less code thanks to Hooks.</text:span></text:p>
      <text:p text:style-name="P15">Most of the updated resources you’d find on React make use of functional components, making it easy to understand and follow helpful guides and resources created by the community when you run into problems.</text:p>
      <text:h text:style-name="P4" text:outline-level="3"><text:bookmark text:name="13-stay-up-to-date-with-react-version-changes"/>13. Stay Up to Date With React Version Changes</text:h>
      <text:p text:style-name="P15">As time goes, new functionalities will be introduced, and some old ones modified. The best way to keep track of this is to watch the official documentation.</text:p>
      <text:p text:style-name="P15">You can also join React communities on social media to get information about changes when they happen.</text:p>
      <text:p text:style-name="P15">Staying up to date with the current version of React will help you determine when to optimize or make changes to your code base for the best performance.</text:p>
      <text:p text:style-name="P15">There are also external libraries built around React that you should be up to date with as well — like React Router, which is used for routing in React. Knowing what changes these libraries make can help you make relevant important changes to your app and make things easier for everyone working on the project.</text:p>
      <text:p text:style-name="P15">Additionally, some functionalities can become deprecated and certain keywords can be changed when new versions are released. To be on the safe side, you should always read the documentation and guides when such changes are made.</text:p>
      <text:h text:style-name="P4" text:outline-level="3"><text:bookmark text:name="14-use-a-fast-secure-hosting-provider"/>14. Use a Fast, Secure Hosting Provider</text:h>
      <text:p text:style-name="P15">If you want to make your web app accessible to everyone after building it, you’d have to host it. It is important that you use a fast and secure hosting provider.</text:p>
      <text:p text:style-name="P15">Hosting your website gives you access to different tools that make scaling and managing your website easy. The server where your website is hosted makes it possible for the files on your local machine to be stored securely on the server. The overall benefit of hosting your website is that other people get to see the awesome stuff you’ve created.</text:p>
      <text:p text:style-name="P23"><text:soft-page-break/><text:span text:style-name="T25">There are a variety of platforms that provide free hosting services to developers like Firebase, Vercel, Netlify, </text:span><text:a xlink:type="simple" xlink:href="https://kinsta.com/blog/github-pages/" text:style-name="Internet_20_link" text:visited-style-name="Visited_20_Internet_20_Link"><text:span text:style-name="T68">GitHub Pages</text:span></text:a><text:span text:style-name="T25">, or paid services like </text:span><text:a xlink:type="simple" xlink:href="https://kinsta.com/blog/aws-vs-azure/" text:style-name="Internet_20_link" text:visited-style-name="Visited_20_Internet_20_Link"><text:span text:style-name="T68">Azure, AWS</text:span></text:a><text:span text:style-name="T25">, GoDaddy, Bluehost, and so on.</text:span></text:p>
      <text:p text:style-name="P23"><text:span text:style-name="T25">You can also use </text:span><text:a xlink:type="simple" xlink:href="https://kinsta.com/application-hosting/" text:style-name="Internet_20_link" text:visited-style-name="Visited_20_Internet_20_Link"><text:span text:style-name="T68">Kinsta’s Application Hosting platform</text:span></text:a><text:span text:style-name="T25">. All you need to do is connect a GitHub repository, choose from Kinsta’s 25 globally positioned data centers, and go. You’ll receive access to fast setup, 24/7 support, top-of-the-line security, custom domains, advanced reporting and monitoring tools, and more.</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andon Text" svg:font-family="'Brandon Text', apple-system, BlinkMacSystemFont, 'Segoe UI', Roboto, Oxygen-Sans, Ubuntu, Cantarell, 'Helvetica Neue', sans-serif"/>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pple-system, BlinkMacSystemFont, 'Segoe UI', Oxygen-Sans, Ubuntu, Cantarell, 'Helvetica Neue', sans-serif"/>
    <style:font-face style:name="Roboto1" svg:font-family="Roboto, sans-serif"/>
    <style:font-face style:name="Times new roman" svg:font-family="'Times new roman'" style:font-family-generic="roman"/>
    <style:font-face style:name="arial" svg:font-family="arial, helvetica, clean, sans-serif"/>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5:47:44.040078309</meta:creation-date>
    <dc:date>2023-06-21T15:55:24.588458774</dc:date>
    <meta:editing-duration>PT7M45S</meta:editing-duration>
    <meta:editing-cycles>4</meta:editing-cycles>
    <meta:generator>LibreOffice/7.3.7.2$Linux_X86_64 LibreOffice_project/30$Build-2</meta:generator>
    <meta:document-statistic meta:table-count="0" meta:image-count="0" meta:object-count="0" meta:page-count="13" meta:paragraph-count="361" meta:word-count="3839" meta:character-count="23669" meta:non-whitespace-character-count="19740"/>
  </office:meta>
</office:document-meta>
</file>